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212cm" svg:y="8.096cm" svg:width="16.748cm" draw:z-index="0">
        <draw:text-box fo:min-height="0.397cm">
          <text:p text:style-name="Text_20_body"/>
        </draw:text-box>
      </draw:frame>
      <text:h text:style-name="Heading_20_1" text:outline-level="1"><text:bookmark text:name="_ref427667181"/><text:bookmark text:name="TI000000493"/><text:bookmark text:name="_ref383168437"/>Приложение 7. Параметры командной строки запуска «1С:Предприятия»</text:h>
      <text:h text:style-name="Heading_20_2" text:outline-level="2"><text:bookmark text:name="_ref503893248"/><text:bookmark text:name="_ref503893352"/><text:bookmark text:name="TI000000832"/><text:bookmark text:name="IssOgl1_7.1_Общая_информация_об_интерфейсе_командной_строки_системы"/>7.1. Общая информация об интерфейсе командной строки системы</text:h>
      <text:p text:style-name="Text_20_body">Система «1С:Предприятие» предоставляет возможность выполнять определенные действия с помощью интерфейса командной строки. Некоторые приложения предоставляют интерфейс командной строки как дополнительный инструмент к графическому интерфейсу, например, интерактивная программа запуска. Некоторые приложения управляются только с помощью интерфейса командной строки. Такими приложениями являются, например, не интерактивная программа запуска или сервер «1С:Предприятия».</text:p>
      <text:p text:style-name="Text_20_body">В общем случае интерфейс командной строки «1С:Предприятие»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1">Приложение|URL [Режим] [Команда1 [Команда2 […]]]</text:p>
      <text:p text:style-name="Text_20_body">В этом описании:</text:p>
      <text:p text:style-name="Text_20_body">● Приложение ‑ это имя используемого приложения. Необходимость указания полного пути к запускаемому приложению, регистр используемых символов и прочие особенности зависят от того, в какой операционной системе или среде используется приложение. Для запуска веб-клиента в качестве имени приложения будет выступать URL информационной базы, опубликованной на веб-сервере.</text:p>
      <text:p text:style-name="Text_20_body">● Режим ‑ необязательный параметр запуска некоторых приложений.</text:p>
      <text:p text:style-name="Text_20_body">● КомандаN ‑ одна или несколько команд, которые должно выполнить приложение (включая уточняющие параметры команды). Команда ‑ это какое-либо определенное действие. Каждая команда, в общем случае, обладает обязательными и необязательными параметрами, а также некоторым необязательным значением. Возможность комбинации нескольких команд в одной командной строке зависит от запускаемого приложения, режима запуска (если есть) и самих команд. Возможна ситуация, когда некоторые команды являются взаимоисключающими, т. е. можно использовать только одну команду из определенного перечня.</text:p>
      <text:p text:style-name="Text_20_body">Все элементы командной строки разделяются символом " " (пробел). При описании интерфейса командной строки могут использоваться следующие символы:</text:p>
      <text:p text:style-name="Text_20_body">● Символ " " (пробел) ‑ таким символом разделяются все элементы интерфейса командной строки запуска.</text:p>
      <text:p text:style-name="Text_20_body">● Указание команд и параметров может выполняться несколькими разными способами:</text:p>
      <text:p text:style-name="Text_20_body">● 1-й способ:</text:p>
      <text:p text:style-name="Text_20_body">● Символ "/" (прямой слэш) ‑ таким символом начинается каждая команда. Исключение составляет веб-клиент, где команда не предваряется таким символом. Команды веб-клиента разделяются символом "&amp;".</text:p>
      <text:p text:style-name="Text_20_body">● Символ "-" (тире) ‑ таким символом предваряется параметр команды.</text:p>
      <text:p text:style-name="Text_20_body">● По такой схеме указываются параметры, например, при запуске сервера «1С:Предприятия» (ragent) или в случае пакетного запуска конфигуратора (1cv8).</text:p>
      <text:p text:style-name="Text_20_body">● 2-й способ:</text:p>
      <text:p text:style-name="Text_20_body">● Команда указывается без указания каких-либо предваряющих символов. Параметр начинается с символа "--" (двойное тире) в случае указания полного имени параметра или "-" (тире) в случае указания сокращенного имени параметра.</text:p>
      <text:p text:style-name="Text_20_body">● По такой схеме указываются параметры, например, при использовании утилиты ring.</text:p>
      <text:p text:style-name="Text_20_body"><text:soft-page-break/>● 3-й способ:</text:p>
      <text:p text:style-name="Text_20_body">● Команда предваряется символом "--" (двойное тире) в случае полного указания имени команды и символом "-" (тире) если указывается сокращенное имя команды.</text:p>
      <text:p text:style-name="Text_20_body">● По такой схеме указываются параметры, например, утилита cnvdbfl.</text:p>
      <text:p text:style-name="Text_20_body">● В каждом случае, когда в документации описывается интерфейс командной строки какого-либо приложения, вначале приводится общее описание командной строки, из которого можно сделать вывод о том, каким образом указываются параметры для описываемого приложения.</text:p>
      <text:p text:style-name="Text_20_body">● Символы "[" и "]" ‑ в такие символы заключаются необязательный текст. Например, указание /команда [-параметр] означает, что возможно указывать такую команду как таким образом: /команда, так и таким /команда -параметр. Причем в первом случае (без указания параметра), команда будет использовать некоторое значение по умолчанию для данного параметра.</text:p>
      <text:p text:style-name="Text_20_body">● Символ "|" ‑ таким символом разделяются элементы, которые не могут быть в данном месте одновременно. Например, описание /команда1|/команда2 означает, что в данном месте можно использовать либо команда1 либо команда2. Однако одновременно использовать эти команды не допускается.</text:p>
      <text:p text:style-name="Text_20_body">● Символы "&lt;" и "&gt;" ‑ в такие символы, как правило, заключается краткое описание параметра команды. В описании команды приводится указание на реальные значения параметра. Очевидно, что переносить эти символы в реальную командную строку не требуется. Также стоит отметить, что эти символы в большинстве командных интерпретаторов означают переадресацию стандартных потоков ввода/вывода, и прямой перенос этих символов в реальную командную строку приводит к радикальному изменению сути вводимой команды.</text:p>
      <text:p text:style-name="Text_20_body">● Также следует отметить, что значения могут присутствовать не только у команд, но и у параметров команд.</text:p>
      <text:p text:style-name="Text_20_body">Если значение команды или параметра содержит пробелы, то такое значение рекомендуется заключать в кавычки. При этом символ «"» в тексте параметра следует записывать как «\"», а символ «\» в тексте значения параметра перед символом «"» следует записывать как «\\», например, значение параметра «ef \abc \\" " \» следует записать так: «ef \abc \\\\\" \" \\».</text:p>
      <text:p text:style-name="Text_20_body">Далее будут рассмотрены примеры описания команд интерфейса командной строки запуска системы «1С:Предприятие».</text:p>
      <text:p text:style-name="Text_20_body"><text:a xlink:type="simple" xlink:href="javascript:" text:style-name="Internet_20_link" text:visited-style-name="Visited_20_Internet_20_Link">Копировать в буфер обмена</text:a> </text:p>
      <text:p text:style-name="P1">/TComp [-None|-Deflate|-SDC]</text:p>
      <text:p text:style-name="Text_20_body">В данном примере описывается команда TComp, для которой может быть указан один из трех параметров: -None или -Deflate или -SDC. При этом указание параметров не является обязательным. Команда может быть применена совсем без параметров, в виде /TComp.</text:p>
      <text:p text:style-name="Text_20_body"><text:a xlink:type="simple" xlink:href="javascript:" text:style-name="Internet_20_link" text:visited-style-name="Visited_20_Internet_20_Link">Копировать в буфер обмена</text:a> </text:p>
      <text:p text:style-name="P1">/VA&lt;режим&gt;</text:p>
      <text:p text:style-name="Text_20_body">В данном примере описывается команда VA, которая содержит в качестве параметра некоторое значение (&lt;режим&gt;), которое необходимо указать без пробела после самой команды. Конкретные значения команды будут рассмотрены уже в описании команды.</text:p>
      <text:p text:style-name="Text_20_body"><text:a xlink:type="simple" xlink:href="javascript:" text:style-name="Internet_20_link" text:visited-style-name="Visited_20_Internet_20_Link">Копировать в буфер обмена</text:a> </text:p>
      <text:p text:style-name="P1">/MergeCfg &lt;имя cf-файла&gt; -Settings &lt;имя файла настроек&gt; [-EnableSupport | -DisableSupport] [-IncludeObjectsByUnresolvedRefs | -ClearUnresolvedRefs] [-force]</text:p>
      <text:p text:style-name="Text_20_body">В данном случае приведено описание команды MergeCfg, которое содержит:</text:p>
      <text:p text:style-name="Text_20_body">● обязательный параметр &lt;имя cf-файла&gt; для команды;</text:p>
      <text:p text:style-name="Text_20_body"><text:soft-page-break/>● обязательный параметр Settings со своим параметром &lt;имя файла настроек&gt;;</text:p>
      <text:p text:style-name="Text_20_body">● необязательное указание одного из следующих параметров: EnableSupport или DisableSupport;</text:p>
      <text:p text:style-name="Text_20_body">● необязательное указание одного из следующих параметров:IncludeObjectsByUnresolvedRefs или ClearUnresolvedRefs;</text:p>
      <text:p text:style-name="Text_20_body">● необязательный параметр force.</text:p>
      <text:h text:style-name="Heading_20_2" text:outline-level="2"><text:bookmark text:name="_ref503890187"/><text:bookmark text:name="TI000000494"/><text:bookmark text:name="IssOgl1_7.2_Выбор_режима_запуска"/>7.2. Выбор режима запуска</text:h>
      <text:p text:style-name="Text_20_body">При запуске может использоваться один из режимов запуска, перечисленных ниже. Одновременное использование нескольких режимов не допускается.</text:p>
      <text:h text:style-name="Heading_20_3" text:outline-level="3"><text:bookmark text:name="TI000000506"/><text:bookmark text:name="IssOgl2_7.2.1__Запуск_в_режиме_1С_Предприятие"/>7.2.1. Запуск в режиме 1С:Предприятие</text:h>
      <text:p text:style-name="Text_20_body"><text:a xlink:type="simple" xlink:href="javascript:" text:style-name="Internet_20_link" text:visited-style-name="Visited_20_Internet_20_Link">Копировать в буфер обмена</text:a> </text:p>
      <text:p text:style-name="P1">1cv8 ENTERPRISE [&lt;параметры запуска&gt;]</text:p>
      <text:p text:style-name="Text_20_body">Параметры запуска могут включать в себя:</text:p>
      <text:p text:style-name="Text_20_body">● Общие параметры запуска ‑ подробнее см. <text:a xlink:type="simple" xlink:href="https://its.1c.ru/db/content/v8313doc/src/руководство%20администратора/приложение%207.%20параметры%20командной%20строки%20запуска%20_1с_предприятия_.htm?_=1542379434#_ref383431057" text:style-name="Internet_20_link" text:visited-style-name="Visited_20_Internet_20_Link">здесь</text:a>.</text:p>
      <text:h text:style-name="Heading_20_3" text:outline-level="3"><text:bookmark text:name="TI000000507"/><text:bookmark text:name="IssOgl2_7.2.2__Запуск_в_режиме_Конфигуратора"/>7.2.2. Запуск в режиме Конфигуратора</text:h>
      <text:p text:style-name="Text_20_body"><text:a xlink:type="simple" xlink:href="javascript:" text:style-name="Internet_20_link" text:visited-style-name="Visited_20_Internet_20_Link">Копировать в буфер обмена</text:a> </text:p>
      <text:p text:style-name="P1">1cv8 DESIGNER [&lt;команды &gt;]</text:p>
      <text:p text:style-name="Text_20_body">Команды могут включать в себя:</text:p>
      <text:p text:style-name="Text_20_body">● Общие команды ‑ подробнее см. <text:a xlink:type="simple" xlink:href="https://its.1c.ru/db/content/v8313doc/src/руководство%20администратора/приложение%207.%20параметры%20командной%20строки%20запуска%20_1с_предприятия_.htm?_=1542379434#_ref383431057" text:style-name="Internet_20_link" text:visited-style-name="Visited_20_Internet_20_Link">здесь</text:a>.</text:p>
      <text:p text:style-name="Text_20_body">● Один из следующих наборов команд:</text:p>
      <text:p text:style-name="Text_20_body">● Команды запуска конфигуратора ‑ подробнее см. <text:a xlink:type="simple" xlink:href="https://its.1c.ru/db/content/v8313doc/src/руководство%20администратора/приложение%207.%20параметры%20командной%20строки%20запуска%20_1с_предприятия_.htm?_=1542379434#_ref502245228" text:style-name="Internet_20_link" text:visited-style-name="Visited_20_Internet_20_Link">здесь</text:a>.</text:p>
      <text:p text:style-name="Text_20_body">● Команды создания файлов поставки и обновления ‑ подробнее см. <text:a xlink:type="simple" xlink:href="https://its.1c.ru/db/content/v8313doc/src/руководство%20администратора/приложение%207.%20параметры%20командной%20строки%20запуска%20_1с_предприятия_.htm?_=1542379434#_ref383431256" text:style-name="Internet_20_link" text:visited-style-name="Visited_20_Internet_20_Link">здесь</text:a>.</text:p>
      <text:p text:style-name="Text_20_body">● Команды работы с хранилищем конфигурации ‑ подробнее см. <text:a xlink:type="simple" xlink:href="https://its.1c.ru/db/content/v8313doc/src/руководство%20администратора/приложение%207.%20параметры%20командной%20строки%20запуска%20_1с_предприятия_.htm?_=1542379434#_ref383431261" text:style-name="Internet_20_link" text:visited-style-name="Visited_20_Internet_20_Link">здесь</text:a>.</text:p>
      <text:p text:style-name="Text_20_body">● Регистрация «1С:Предприятие» в качестве OLE-Automation-сервера ‑ подробнее см. <text:a xlink:type="simple" xlink:href="https://its.1c.ru/db/content/v8313doc/src/руководство%20администратора/приложение%207.%20параметры%20командной%20строки%20запуска%20_1с_предприятия_.htm?_=1542379434#_ref383431267" text:style-name="Internet_20_link" text:visited-style-name="Visited_20_Internet_20_Link">здесь</text:a>.</text:p>
      <text:h text:style-name="Heading_20_3" text:outline-level="3"><text:bookmark text:name="_ref480557597"/><text:bookmark text:name="_ref480557596"/><text:bookmark text:name="TI000000508"/><text:bookmark text:name="IssOgl2_7.2.3_Запуск_в_режиме_создания_информационной_базы"/>7.2.3. Запуск в режиме создания информационной базы</text:h>
      <text:p text:style-name="Text_20_body"><text:a xlink:type="simple" xlink:href="javascript:" text:style-name="Internet_20_link" text:visited-style-name="Visited_20_Internet_20_Link">Копировать в буфер обмена</text:a> </text:p>
      <text:p text:style-name="P1">1cv8 CREATEINFOBASE &lt;строка соединения&gt; [/AddToList [&lt;имя ИБ&gt;]] [/UseTemplate &lt;имя файла шаблона&gt;] [/Out &lt;имя файла&gt;] [/L&lt;код языка&gt;] [/VL&lt;код локализации&gt;] [/O&lt;скорость соединения&gt;] [/DumpResult &lt;имя файла&gt;]</text:p>
      <text:p text:style-name="Text_20_body">При запуске приложения используются следующие параметры:</text:p>
      <text:p text:style-name="Text_20_body">● &lt;Строка соединения&gt; ‑ строка, задающая параметры доступа к базе данных. Подробное описание строки соединения см. <text:a xlink:type="simple" xlink:href="https://its.1c.ru/db/content/v8313doc/src/руководство%20администратора/приложение%207.%20параметры%20командной%20строки%20запуска%20_1с_предприятия_.htm?_=1542379434#_ref383431910" text:style-name="Internet_20_link" text:visited-style-name="Visited_20_Internet_20_Link">здесь</text:a>.</text:p>
      <text:p text:style-name="Text_20_body">● /AddToList ‑ параметр, указывающий, что создаваемую информационную базу необходимо добавить в список баз. База добавляется под именем &lt;имя ИБ&gt;. Если &lt;имя ИБ&gt; не указано, то используется имя по умолчанию, аналогичное тому, какое формируется при интерактивном добавлении информационной базы в список баз.</text:p>
      <text:p text:style-name="Text_20_body">Если параметр не указан, база не будет добавлена в список.</text:p>
      <text:p text:style-name="Text_20_body"><text:soft-page-break/>● /UseTemplate ‑ создание информационной базы осуществляется по шаблону, указанному в &lt;имя файла шаблона&gt;. В качестве шаблонов могут быть файлы конфигурации (.cf) или файлы выгрузки информационной базы (.dt). Если шаблон не указан, параметр игнорируется.</text:p>
      <text:p text:style-name="Text_20_body">● /L&lt;код языка&gt; ‑ указывается код языка интерфейса платформы. Поддерживаемые языки интерфейса (&lt;код языка&gt;) см. <text:a xlink:type="simple" xlink:href="https://its.1c.ru/db/content/v8313doc/src/руководство%20администратора/глава%202.%20установка%20системы%20_1с_предприятие_.htm?_=1542379434#_ref383169942" text:style-name="Internet_20_link" text:visited-style-name="Visited_20_Internet_20_Link">здесь</text:a>.</text:p>
      <text:p text:style-name="Text_20_body">● /VL&lt;код локализации сеанса&gt; ‑ указывается код локализации сеанса, используемый при форматировании данных типа Число и Дата, а также в методах ЧислоПрописью() и ПредставлениеПериода().</text:p>
      <text:p text:style-name="Text_20_body">● /DumpResult &lt;имя файла&gt; ‑ записать результат создания информационной базы в файл. Результат ‑ число (0 ‑ в случае успеха).</text:p>
      <text:h text:style-name="Heading_20_2" text:outline-level="2"><text:bookmark text:name="_ref383431057"/><text:bookmark text:name="TI000000495"/><text:bookmark text:name="IssOgl1_7.3_Общие_команды_запуска"/>7.3. Общие команды запуска</text:h>
      <text:h text:style-name="Heading_20_3" text:outline-level="3"><text:bookmark text:name="TI000000810"/><text:bookmark text:name="IssOgl2_7.3.1_Указание_параметров_подключения"/>7.3.1. Указание параметров подключения</text:h>
      <text:p text:style-name="Text_20_body">/F &lt;каталог&gt;</text:p>
      <text:p text:style-name="Text_20_body">Каталог, в котором расположен файл базы данных 1Cv8.1CD.</text:p>
      <text:p text:style-name="Text_20_body">/S &lt;адрес&gt;</text:p>
      <text:p text:style-name="Text_20_body">Адрес информационной базы, хранящейся на сервере «1С:Предприятия». Формируется как &lt;Имя компьютера, работающего сервером приложений&gt;\&lt;Ссылочное имя информационной базы, известное в рамках сервера "1С:Предприятия"&gt;.</text:p>
      <text:p text:style-name="Text_20_body">/IBName &lt;имя информационной базы&gt;</text:p>
      <text:p text:style-name="Text_20_body">Запуск информационной базы по имени базы в списке информационных баз (подробнее см. <text:a xlink:type="simple" xlink:href="https://its.1c.ru/db/content/v8313doc/src/руководство%20администратора/глава%204.%20запуск%20компонентов%20системы.htm?_=1542379434#_ref383186603" text:style-name="Internet_20_link" text:visited-style-name="Visited_20_Internet_20_Link">здесь</text:a>). При необходимости имя должно быть взято в двойные кавычки. При этом если имя содержит двойные кавычки, то нужно заменить каждые двойные кавычки на две двойные кавычки. Если в списках баз будет найдено более чем одна база с указанным именем, то пользователю будет выдана ошибка.</text:p>
      <text:p text:style-name="Text_20_body">/IBConnectionString</text:p>
      <text:p text:style-name="Text_20_body">Позволяет задать строку соединения с информационной базой целиком в том виде, в котором ее возвращает функция СтрокаСоединенияИнформационнойБазы(). Части строки соединения могут быть переопределены ранее существовавшими параметрами. Для этого нужно, чтобы /IBConnectionString находился в командной строке раньше них. Передавая строку соединения в качестве параметра командной строки, нужно помнить о том, что строка соединения содержит кавычки. Поэтому требуется взять всю строку в кавычки, а содержащиеся внутри кавычки удвоить. Описание строки соединения с информационной базой см. <text:a xlink:type="simple" xlink:href="https://its.1c.ru/db/content/v8313doc/src/руководство%20администратора/приложение%207.%20параметры%20командной%20строки%20запуска%20_1с_предприятия_.htm?_=1542379434#_ref383431910" text:style-name="Internet_20_link" text:visited-style-name="Visited_20_Internet_20_Link">здесь</text:a>.</text:p>
      <text:p text:style-name="Text_20_body">Дополнительные параметры строки соединения в режиме тонкого клиента:</text:p>
      <text:p text:style-name="Text_20_body">● wsn ‑ имя пользователя для аутентификации на веб-сервере;</text:p>
      <text:p text:style-name="Text_20_body">● wsp ‑ пароль пользователя для аутентификации на веб-сервере;</text:p>
      <text:p text:style-name="Text_20_body">● wspauto ‑ использовать автоматические настройки прокси-сервера;</text:p>
      <text:p text:style-name="Text_20_body">● wspsrv ‑ адрес прокси-сервера;</text:p>
      <text:p text:style-name="Text_20_body">● wspport ‑ порт прокси;</text:p>
      <text:p text:style-name="Text_20_body">● wspuser ‑ имя пользователя для прокси с авторизацией;</text:p>
      <text:p text:style-name="Text_20_body">● wsppwd ‑ пароль для прокси с авторизацией.</text:p>
      <text:p text:style-name="Text_20_body">/WS &lt;url&gt;</text:p>
      <text:p text:style-name="Text_20_body"><text:soft-page-break/>Строка ws-соединения.</text:p>
      <text:p text:style-name="Text_20_body">/O&lt;скорость соединения&gt;</text:p>
      <text:p text:style-name="Text_20_body">Определяет скорость соединения (используется в тонком клиенте). Команда используется для настройки элемента списка информационных баз. &lt;скорость соединения&gt; может принимать следующие значения:</text:p>
      <text:p text:style-name="Text_20_body">● Normal ‑ обычная скорость соединения (значение по умолчанию);</text:p>
      <text:p text:style-name="Text_20_body">● Low ‑ низкая скорость соединения.</text:p>
      <text:p text:style-name="Text_20_body">/TComp [-None|-Deflate|-SDC]</text:p>
      <text:p text:style-name="Text_20_body">Устанавливает режим сжатия трафика между сервером и тонким клиентом. Для команды может быть указан один из следующих параметров:</text:p>
      <text:p text:style-name="Text_20_body">● -None ‑ сжатие отключено.</text:p>
      <text:p text:style-name="Text_20_body">● -Deflate ‑ используется стандартное (для протокола HTTP) сжатие трафика по алгоритму deflate.</text:p>
      <text:p text:style-name="Text_20_body">● -SDC ‑ используется собственный алгоритм сжатия (используется по умолчанию).</text:p>
      <text:p text:style-name="Text_20_body">UsePrivilegedMode</text:p>
      <text:p text:style-name="Text_20_body">Запуск клиентского приложения в привилегированном режиме. Разрешен аутентифицированному пользователю, имеющему административные права. Журнал регистрации фиксирует установку или отказ в возможности установки режима привилегированного сеанса.</text:p>
      <text:p text:style-name="Text_20_body">/SLev&lt;Уровень&gt;</text:p>
      <text:p text:style-name="Text_20_body">Определяет уровень защищенности соединения клиента с сервером «1С:Предприятия». Для команды могут быть задано одно из следующих значений:</text:p>
      <text:p text:style-name="Text_20_body">● 0 ‑ незащищенное соединение;</text:p>
      <text:p text:style-name="Text_20_body">● 1 ‑ защищенное соединение только в процессе выполнения аутентификации;</text:p>
      <text:p text:style-name="Text_20_body">● 2 ‑ защищенное соединение в течение всего сеанса.</text:p>
      <text:p text:style-name="Text_20_body">Если команда указана без своего значения, то это эквивалентно указанию команды со значением 0 ‑ /SLev0.</text:p>
      <text:p text:style-name="Text_20_body">/Z "&lt;Общий реквизит 1&gt;,&lt;Общий реквизит 2&gt;,...,&lt;Общий реквизит N&gt;"</text:p>
      <text:p text:style-name="Text_20_body">Установка разделителей при запуске клиентского приложения.</text:p>
      <text:p text:style-name="Text_20_body">Подробное описание см. <text:a xlink:type="simple" xlink:href="https://its.1c.ru/db/v8313doc/bookmark/dev/TI000000891" office:target-frame-name="_top" xlink:show="replace" text:style-name="Internet_20_link" text:visited-style-name="Visited_20_Internet_20_Link">здесь</text:a>.</text:p>
      <text:h text:style-name="Heading_20_3" text:outline-level="3"><text:bookmark text:name="_ref504738184"/><text:bookmark text:name="TI000000811"/><text:bookmark text:name="IssOgl2_7.3.2_Настройка_аутентификации"/>7.3.2. Настройка аутентификации</text:h>
      <text:p text:style-name="Text_20_body">/N&lt;имя&gt;</text:p>
      <text:p text:style-name="Text_20_body">Имя пользователя. Должно быть указано так же, как в списке пользователей, создаваемом в Конфигураторе.</text:p>
      <text:p text:style-name="Text_20_body">/P&lt;пароль&gt;</text:p>
      <text:p text:style-name="Text_20_body">Пароль пользователя, имя которого указано в команде /N. Если у пользователя нет пароля, этот параметр можно опустить.</text:p>
      <text:p text:style-name="Text_20_body">/WA&lt;режим&gt;</text:p>
      <text:p text:style-name="Text_20_body">Определяет режим использования аутентификации операционной системы при запуске «1С:Предприятие». Если команда /WA не указывается, то подразумевается, что используется команда командной строки /WA+.</text:p>
      <text:p text:style-name="Text_20_body">&lt;режим&gt; может принимать следующие значения:</text:p>
      <text:p text:style-name="Text_20_body"><text:soft-page-break/>● + ‑ установка обязательного применения аутентификации операционной системы при старте «1С:Предприятие».</text:p>
      <text:p text:style-name="Text_20_body">● – ‑ запрет применения аутентификации операционной системы при старте «1С:Предприятия».</text:p>
      <text:p text:style-name="Text_20_body">/WSA&lt;режим&gt;</text:p>
      <text:p text:style-name="Text_20_body">Определяет режим использования аутентификации операционной системы на веб-сервере. Если параметр /WSA не указывается, то подразумевается, что используется параметр командной строки /WSA+.</text:p>
      <text:p text:style-name="Text_20_body">&lt;режим&gt; может принимать следующие значения:</text:p>
      <text:p text:style-name="Text_20_body">● + ‑ принудительное выполнение аутентификации средствами операционной системы на веб-сервере (по умолчанию).</text:p>
      <text:p text:style-name="Text_20_body">● – ‑ запрет применения аутентификации средствами операционной системы на веб-сервере.</text:p>
      <text:p text:style-name="Text_20_body">/WSN &lt;имя&gt;</text:p>
      <text:p text:style-name="Text_20_body">Имя пользователя операционной системы, которое будет использовано системой для выполнения аутентификации на веб-сервере в случае указания параметра /WSA+. Пароль пользователя указывается в параметре /WSP.</text:p>
      <text:p text:style-name="Text_20_body">/WSP &lt;пароль&gt;</text:p>
      <text:p text:style-name="Text_20_body">Пароль пользователя, имя которого указано в параметре /WSN, для аутентификации на веб-сервере.</text:p>
      <text:p text:style-name="Text_20_body">/NoProxy</text:p>
      <text:p text:style-name="Text_20_body">Запретить использование прокси (только для ws-соединения).</text:p>
      <text:p text:style-name="Text_20_body">/Proxy -PSrv &lt;адрес прокси&gt; -PPort &lt;порт&gt; [-PUser &lt;имя пользователя прокси&gt; [-PPwd &lt;пароль&gt;]]</text:p>
      <text:p text:style-name="Text_20_body">Использовать указанные настройки прокси, игнорируя умолчания (только для ws-соединения).</text:p>
      <text:p text:style-name="Text_20_body">/OIDA&lt;режим&gt;</text:p>
      <text:p text:style-name="Text_20_body">Применение сквозной аутентификации пользователя между разными информационными базами и/или внешними ресурсами для тонкого и веб-клиентов. Если при запуске клиента параметр /OIDA не задан, или задан параметр /OIDA+, то производится попытка аутентификации через OpenID-провайдера, адрес которого задан в файле deafault.vrd публикации этой информационной базы.</text:p>
      <text:p text:style-name="Text_20_body">Если OpenID-провайдер требует интерактивной аутентификации (происходит первое обращение или истекло время жизни признака аутентифицированности), клиент отображает диалог для ввода имени и пароля пользователя.</text:p>
      <text:p text:style-name="Text_20_body">Аутентификация происходит по списку пользователей информационной базы OpenID-провайдера.</text:p>
      <text:p text:style-name="Text_20_body">Аутентифицируемый пользователь информационной базы, использующих OpenID-аутентификацию, должен соответствовать по имени пользователю информационной базы OpenID-провайдера.</text:p>
      <text:p text:style-name="Text_20_body">&lt;режим&gt; может принимать следующие значения:</text:p>
      <text:p text:style-name="Text_20_body">● + ‑ использовать OpenID-аутентификацию (по умолчанию).</text:p>
      <text:p text:style-name="Text_20_body">● – ‑ не использовать OpenID-аутентификацию.</text:p>
      <text:p text:style-name="Text_20_body">/Authoff</text:p>
      <text:p text:style-name="Text_20_body">Выполняет операцию OpenID logout (завершение сеанса работы пользователя). Завершение сеанса работы выполняется вне зависимости от используемого в дальнейшем метода аутентификации.</text:p>
      <text:p text:style-name="Text_20_body">/SAOnRestart</text:p>
      <text:p text:style-name="Text_20_body"><text:soft-page-break/>Указывает на то, что при перезапуске клиентского приложения из данного сеанса будет обязательно запрошены имя пользователя и пароль. По умолчанию пароль не запрашивается.</text:p>
      <text:p text:style-name="Text_20_body">Не используется в тонком клиенте.</text:p>
      <text:h text:style-name="Heading_20_3" text:outline-level="3"><text:bookmark text:name="TI000000812"/><text:bookmark text:name="IssOgl2_7.3.3_Определение_режима_запуска"/>7.3.3. Определение режима запуска</text:h>
      <text:p text:style-name="Text_20_body">/AppAutoCheckVersion&lt;режим&gt;</text:p>
      <text:p text:style-name="Text_20_body">Выполнять автоматический подбор нужной версии для каждой информационной базы. Подробнее см. <text:a xlink:type="simple" xlink:href="https://its.1c.ru/db/content/v8313doc/src/руководство%20администратора/глава%204.%20запуск%20компонентов%20системы.htm?_=1542379434#_ref383169736" text:style-name="Internet_20_link" text:visited-style-name="Visited_20_Internet_20_Link">здесь</text:a>.</text:p>
      <text:p text:style-name="Text_20_body">&lt;режим&gt; может принимать следующие значения:</text:p>
      <text:p text:style-name="Text_20_body">● + ‑ выполнять подбор версий при запуске (по умолчанию).</text:p>
      <text:p text:style-name="Text_20_body">● – ‑ не выполнять подбор версий при запуске.</text:p>
      <text:p text:style-name="Text_20_body">По умолчанию подбор выполняется. Команда /AppAutoCheckVersion эквивалентна команде /AppAutoCheckVersion+.</text:p>
      <text:p text:style-name="Text_20_body">/AppAutoCheckMode</text:p>
      <text:p text:style-name="Text_20_body">Выполнять автоматическое определение приложения на основе данных информационной базы (основного режима запуска для конфигурации и режима запуска для пользователя). Подробнее см. <text:a xlink:type="simple" xlink:href="https://its.1c.ru/db/content/v8313doc/src/руководство%20администратора/глава%204.%20запуск%20компонентов%20системы.htm?_=1542379434#_ref383169761" text:style-name="Internet_20_link" text:visited-style-name="Visited_20_Internet_20_Link">здесь</text:a>.</text:p>
      <text:p text:style-name="Text_20_body">/RunModeOrdinaryApplication</text:p>
      <text:p text:style-name="Text_20_body">Запуск толстого клиента в обычном режиме, несмотря на настройки конфигурации и пользователя, от имени которого будет выполняться запуск. Не используется в тонком клиенте.</text:p>
      <text:p text:style-name="Text_20_body">/RunModeManagedApplication</text:p>
      <text:p text:style-name="Text_20_body">Запуск толстого клиента в режиме управляемого приложения, при этом учитывается настройка клиента в списке информационных баз (настройка Основной режим запуска, см. <text:a xlink:type="simple" xlink:href="https://its.1c.ru/db/content/v8313doc/src/руководство%20администратора/глава%205.%20ведение%20списка%20информационных%20баз.htm?_=1542379434#_ref383173293" text:style-name="Internet_20_link" text:visited-style-name="Visited_20_Internet_20_Link">здесь</text:a>):</text:p>
      <text:p text:style-name="Text_20_body">● Выбирать автоматически ‑ запускается тонкий клиент;</text:p>
      <text:p text:style-name="Text_20_body">● Тонкий клиент ‑ запускается тонкий клиент;</text:p>
      <text:p text:style-name="Text_20_body">● Веб-клиент ‑ запускается веб-клиент;</text:p>
      <text:p text:style-name="Text_20_body">● Толстый клиент ‑ запускается толстый клиент в режиме управляемого приложения.</text:p>
      <text:p text:style-name="Text_20_body">При этом при запуске клиента, отключается механизм автоматического подбора клиентского приложения.</text:p>
      <text:p text:style-name="Text_20_body">/AppArch &lt;разрядность&gt;</text:p>
      <text:p text:style-name="Text_20_body">Позволяет указать разрядность используемого клиентского приложения.</text:p>
      <text:p text:style-name="Text_20_body">&lt;разрядность&gt; может принимать следующие значения:</text:p>
      <text:p text:style-name="Text_20_body">● x86 ‑ использовать только 32-разрядные версии.</text:p>
      <text:p text:style-name="Text_20_body">● x86_prt ‑ использовать преимущественно 32-разрядные версии.</text:p>
      <text:p text:style-name="Text_20_body">● x86_64 ‑ использовать только 64-разрядные версии.</text:p>
      <text:p text:style-name="Text_20_body">● x86_64_prt ‑ использовать преимущественно 64-разрядные версии.</text:p>
      <text:p text:style-name="Text_20_body">Подробное описание выбора разрядности запускаемого клиентского приложения см. <text:a xlink:type="simple" xlink:href="https://its.1c.ru/db/content/v8313doc/src/руководство%20администратора/глава%204.%20запуск%20компонентов%20системы.htm?_=1542379434#_ref495489762" text:style-name="Internet_20_link" text:visited-style-name="Visited_20_Internet_20_Link">здесь</text:a>.</text:p>
      <text:h text:style-name="Heading_20_3" text:outline-level="3"><text:bookmark text:name="_ref504738248"/><text:bookmark text:name="TI000000813"/><text:bookmark text:name="IssOgl2_7.3.4_Работа_с_сертификатами"/>7.3.4. Работа с сертификатами</text:h>
      <text:p text:style-name="Text_20_body">/HttpsCert [-windows] [-linux] [-macos] [-recent] [-auto] [-choose] [-file &lt;path&gt;] [-pwd &lt;password&gt;] [-none]</text:p>
      <text:p text:style-name="Text_20_body">Указывает источник клиентского сертификата.</text:p>
      <text:p text:style-name="Text_20_body"><text:soft-page-break/>Параметры команды:</text:p>
      <text:p text:style-name="Text_20_body">● -windows ‑ указывает, что при соединении нужно использовать клиентский сертификат из системного хранилища сертификатов ОС Windows. Данный параметр игнорируется, если указан хотя бы один из следующих параметров команды: -file или -none.</text:p>
      <text:p text:style-name="Text_20_body">● -linux ‑ указывает, что при соединении необходимо использовать сертификат из специального каталога ОС Linux, в котором хранятся сертификаты. Подробнее см. <text:a xlink:type="simple" xlink:href="https://its.1c.ru/db/content/v8313doc/src/руководство%20администратора/глава%204.%20запуск%20компонентов%20системы.htm?_=1542379434#_ref378862569" text:style-name="Internet_20_link" text:visited-style-name="Visited_20_Internet_20_Link">здесь</text:a>. Данный параметр игнорируется, если указан хотя бы один из следующих параметров команды: -file или -none.</text:p>
      <text:p text:style-name="Text_20_body">● -macos ‑ указывает, что при соединении нужно использовать клиентский сертификат из системного хранилища сертификатов ОС macOS. Данный параметр игнорируется, если указан хотя бы один из следующих параметров команды: -file или -none.</text:p>
      <text:p text:style-name="Text_20_body">● -recent ‑ выбирать или использовать ранее выбранный клиентский системный сертификат при работе в ОС Windows или macOS.</text:p>
      <text:p text:style-name="Text_20_body">Если в системном хранилище пользовательских сертификатов присутствует более одного подходящего сертификата, то пользователю предоставляется выбор используемого сертификата через системный диалог выбора сертификата. В дальнейшем выбранный сертификат используется автоматически.</text:p>
      <text:p text:style-name="Text_20_body">Данный способ выбора клиентского сертификата выбран по умолчанию для параметра команд –windows и -macos, если параметры -auto и -choose не указаны.</text:p>
      <text:p text:style-name="Text_20_body">● -auto ‑ использовать автоматически выбранный клиентский сертификат из установленных в системном хранилище сертификатов ОС Windows или macOS. Данный параметр игнорируется, если у команды отсутствует параметр –windows или –macos (соответственно).</text:p>
      <text:p text:style-name="Text_20_body">● -choose ‑ всегда выбирать используемый клиентский сертификат ОС Windows или macOS.</text:p>
      <text:p text:style-name="Text_20_body">Если в системном хранилище пользовательских сертификатов присутствует более одного подходящего сертификата, то пользователю предоставляется выбор используемого сертификата через системный диалог выбора сертификата независимо от того, был ли ранее выбран какой-либо сертификат. Выбранный сертификат в дальнейшем может использоваться автоматически с параметром –recent.</text:p>
      <text:p text:style-name="Text_20_body">Данный параметр можно указать, если необходимо избежать автоматического использования ранее выбранного клиентского сертификата из системного хранилища сертификатов ОС Windows или macOS, и выбрать новый сертификат из установленных в системе сертификатов подходящих для данного соединения. Данный параметр игнорируется, если у команды отсутствует параметр –windows/-macos или установлен параметр -auto.</text:p>
      <text:p text:style-name="Text_20_body">● -file &lt;path&gt; ‑ указывает, что необходимо использовать клиентский сертификат и приватный ключ из указанного файла. Данный параметр игнорируется, если у команды установлен параметр -none.</text:p>
      <text:p text:style-name="Text_20_body">● -pwd &lt;password&gt; ‑ указывает пароль файла, содержащего клиентский сертификат и его приватный ключ. Если сервер требует предоставления клиентского сертификата и файл сертификата защищен паролем, то соединение возможно только при правильно указанном пароле. Данный параметр игнорируется, если у данной команды не указан параметр -file.</text:p>
      <text:p text:style-name="Text_20_body">● -none ‑ указывает, что клиентский сертификат не используется. Соединение возможно только с серверами, не требующими проверки клиентского сертификата.</text:p>
      <text:p text:style-name="Text_20_body">Если ни один из параметров -windows, -linux, -macos, -file или -none не указан, то команда /HttpsCert игнорируется.</text:p>
      <text:p text:style-name="Text_20_body">/HttpsCA [-windows] [-linux] [-macos] [-file &lt;path&gt;] [-pwd &lt;password&gt;] [-none]</text:p>
      <text:p text:style-name="Text_20_body"><text:soft-page-break/>Указывает источник сертификатов удостоверяющих центров, используемых для проверки сертификата сервера.</text:p>
      <text:p text:style-name="Text_20_body">Параметры команды:</text:p>
      <text:p text:style-name="Text_20_body">● -windows ‑ указывает, что для проверки сертификата сервера при соединении нужно использовать сертификаты удостоверяющих центров из системного хранилища сертификатов ОС Windows. Данный параметр игнорируется, если установлен хотя бы один из параметров команды -file или -none.</text:p>
      <text:p text:style-name="Text_20_body">● -linux ‑ указывает, что для проверки сертификата сервера при соединении необходимо использовать сертификаты удостоверяющих центров из специального каталога ОС Linux, в котором хранятся сертификаты. Подробнее см. <text:a xlink:type="simple" xlink:href="https://its.1c.ru/db/content/v8313doc/src/руководство%20администратора/глава%204.%20запуск%20компонентов%20системы.htm?_=1542379434#_ref378862569" text:style-name="Internet_20_link" text:visited-style-name="Visited_20_Internet_20_Link">здесь</text:a>. Данный параметр игнорируется, если указан хотя бы один из следующих параметров команды: -file или -none.</text:p>
      <text:p text:style-name="Text_20_body">● -macos ‑ указывает, что для проверки сертификата сервера при соединении нужно использовать сертификаты удостоверяющих центров из системного хранилища сертификатов ОС macOS. Данный параметр игнорируется, если указан хотя бы один из следующих параметров команды: -file или -none.</text:p>
      <text:p text:style-name="Text_20_body">● -file &lt;path&gt; ‑ указывает, что для проверки сертификата сервера при соединении нужно использовать сертификаты удостоверяющих центров, загружаемые из указанного файла. Данный параметр игнорируется, если установлен параметр команды -none.</text:p>
      <text:p text:style-name="Text_20_body">● -pwd &lt;password&gt; ‑ пароль файла, содержащего корневые сертификаты. Если файл сертификата защищен паролем, то соединение возможно только при правильно указанном пароле. Данный параметр игнорируется, если у данной команды не указан параметр -file.</text:p>
      <text:p text:style-name="Text_20_body">● -none ‑ указывает, что корневые сертификаты не используются, и сертификат сервера не проверяется.</text:p>
      <text:p text:style-name="Text_20_body">Если ни один из параметров -windows, -linux, -macos, -file или -none не установлен, то команда /HttpsCA игнорируется.</text:p>
      <text:p text:style-name="Text_20_body">/HttpsForceSSLv3</text:p>
      <text:p text:style-name="Text_20_body">Указывает на необходимость принудительного использования протокола SSL версии 3.0 тонким клиентом при работе через веб-сервер с помощью протокола HTTPS.</text:p>
      <text:p text:style-name="Text_20_body">Запрещено одновременное использование параметров /HttpsForceSSLv3 и /HttpsForceTLS1_0. При одновременном указании поведение не определено.</text:p>
      <text:p text:style-name="Text_20_body">/HttpsForceTLS1_0</text:p>
      <text:p text:style-name="Text_20_body">Указывает на необходимость принудительного использования протокола TLS версии 1.0 системой «1С:Предприятие» при работе через веб-сервер с помощью протокола HTTPS.</text:p>
      <text:p text:style-name="Text_20_body">Запрещено одновременное использование параметров /HttpsForceSSLv3 и /HttpsForceTLS1_0. При одновременном указании поведение не определено.</text:p>
      <text:h text:style-name="Heading_20_3" text:outline-level="3"><text:bookmark text:name="TI000000814"/><text:bookmark text:name="IssOgl2_7.3.5_Настройки_интерфейса"/>7.3.5. Настройки интерфейса</text:h>
      <text:p text:style-name="Text_20_body">/iTaxi</text:p>
      <text:p text:style-name="Text_20_body">Запуск в режиме интерфейса Такси.</text:p>
      <text:p text:style-name="Text_20_body">/itdi</text:p>
      <text:p text:style-name="Text_20_body">Запуск в режиме интерфейса с использованием закладок.</text:p>
      <text:p text:style-name="Text_20_body">/DisplayAllFunctions</text:p>
      <text:p text:style-name="Text_20_body">Включает команду меню Все функции.</text:p>
      <text:h text:style-name="Heading_20_3" text:outline-level="3"><text:bookmark text:name="_ref504738271"/><text:bookmark text:name="TI000000815"/><text:bookmark text:name="IssOgl2_7.3.6_Настройки_локализации"/><text:soft-page-break/>7.3.6. Настройки локализации</text:h>
      <text:p text:style-name="Text_20_body">/L&lt;код языка&gt;</text:p>
      <text:p text:style-name="Text_20_body">Указывается код языка интерфейса платформы. Поддерживаемые языки интерфейса (&lt;код языка&gt;) см. <text:a xlink:type="simple" xlink:href="https://its.1c.ru/db/content/v8313doc/src/руководство%20администратора/глава%202.%20установка%20системы%20_1с_предприятие_.htm?_=1542379434#_ref383169942" text:style-name="Internet_20_link" text:visited-style-name="Visited_20_Internet_20_Link">здесь</text:a>.</text:p>
      <text:p text:style-name="Text_20_body">/VL&lt;код локализации сеанса&gt;</text:p>
      <text:p text:style-name="Text_20_body">Указывается код локализации сеанса, используемый при форматировании данных типа Число и Дата, а также в методах ЧислоПрописью() и ПредставлениеПериода().</text:p>
      <text:h text:style-name="Heading_20_3" text:outline-level="3"><text:bookmark text:name="TI000000816"/><text:bookmark text:name="IssOgl2_7.3.7_Настройки_отладки"/>7.3.7. Настройки отладки</text:h>
      <text:p text:style-name="Text_20_body">/debug [&lt;режим&gt;] [-attach]</text:p>
      <text:p text:style-name="Text_20_body">Означает, что данное клиентское приложение будет запущено в режиме отладки. Протокол, используемый для работы отладчика, определяет параметром &lt;режим&gt;:</text:p>
      <text:p text:style-name="Text_20_body">● -tcp ‑ для отладки используется протокол TCP/IP;</text:p>
      <text:p text:style-name="Text_20_body">● -http ‑ для отладки используется протокол HTTP.</text:p>
      <text:p text:style-name="Text_20_body">Если в командной строке указан параметр -attach, то это означает, что отладчик будет автоматически подключать предметы отладки (клиентский и серверный) запускаемого приложения, которые будут зарегистрированы на сервере отладки. Параметр используется только для отладки по протоколу HTTP.</text:p>
      <text:p text:style-name="Text_20_body">/debuggerURL &lt;адрес отладчика&gt;</text:p>
      <text:p text:style-name="Text_20_body">Данная команда указывает адрес отладчика (при отладке по протоколу TCP/IP) или адрес сервера отладки (при отладке по протоколу HTTP) при работе в режиме отладки. При указании сервера отладки необходимо указать не только имя компьютера, на котором работает сервер отладки, но и порт, по которому происходит взаимодействие с ним.</text:p>
      <text:p text:style-name="Text_20_body">DisplayPerformance</text:p>
      <text:p text:style-name="Text_20_body">Включает отображение количества вызовов сервера и объем данных, отправляемых на сервер и принимаемых с сервера.</text:p>
      <text:p text:style-name="Text_20_body">/EmulateServerCallDelay [-Call&lt;задержка&gt;] [-Send&lt;задержка&gt;] [-Recevie&lt;задержка&gt;]</text:p>
      <text:p text:style-name="Text_20_body">Данная команда имитирует работу клиентского приложения в условиях медленного соединения.</text:p>
      <text:p text:style-name="Text_20_body">Допустимо использовать следующие параметры:</text:p>
      <text:p text:style-name="Text_20_body">● -Call&lt;задержка&gt; ‑ указывает величину задержки при вызове сервера в секундах. Если параметр не указан, то значение задержки принимается равной 1.45 секунды.</text:p>
      <text:p text:style-name="Text_20_body">● -Send&lt;время&gt; ‑ указывает величину задержки в секундах в расчете на каждые 1 Кбайт данных, отправляемых на сервер. Если параметр не указан, то значение задержки принимается равной 0.45 секунды.</text:p>
      <text:p text:style-name="Text_20_body">● -Recevie&lt;задержка&gt; ‑ указывает величину задержки в секундах в расчете на каждые 1 Кбайт данных, принятых с сервера. Если параметр не указан, то значение задержки принимается равной 0,15 секунды.</text:p>
      <text:p text:style-name="Text_20_body">Максимальное значение временных задержек ‑ 9.99 секунды.</text:p>
      <text:h text:style-name="Heading_20_3" text:outline-level="3"><text:bookmark text:name="TI000000817"/><text:bookmark text:name="IssOgl2_7.3.8_Настройки_тестирования"/>7.3.8. Настройки тестирования</text:h>
      <text:p text:style-name="Text_20_body">/TestManager</text:p>
      <text:p text:style-name="Text_20_body">Запуск толстого и тонкого клиента для управления клиентами тестирования с помощью специализированной объектной модели.</text:p>
      <text:p text:style-name="Text_20_body">/TestClient [-TPort&lt;Номер tcp-порта&gt;]</text:p>
      <text:p text:style-name="Text_20_body"><text:soft-page-break/>Запуск толстого и тонкого клиента как клиента тестирования.</text:p>
      <text:p text:style-name="Text_20_body">Параметр -TPort&lt;Номер tcp-порта&gt; указывает номер порта для взаимодействия клиента и менеджера тестирования. По умолчанию используется порт 1538.</text:p>
      <text:p text:style-name="Text_20_body">/UILogRecorder [–TPort&lt;Номер порта TCP/IP&gt;] [-File&lt;Путь&gt;]</text:p>
      <text:p text:style-name="Text_20_body">Выполняет запись журнала интерактивных действий пользователя для последующего формирования на их основе сценария на встроенном языке «1С:Предприятие», позволяющего воспроизводить записанные действия. Может совмещаться с параметром /TestClient.</text:p>
      <text:p text:style-name="Text_20_body">Параметры команды:</text:p>
      <text:p text:style-name="Text_20_body">● -TPort&lt;Номер TCP-порта&gt; ‑ указывает номер порта для взаимодействия клиента и менеджера тестирования. По умолчанию используется порт 1538.</text:p>
      <text:p text:style-name="Text_20_body">● -File&lt;Путь&gt; ‑ имя файла, в который будет сохраняться журнал действий пользователя после завершения записи, если к клиенту не подключён менеджер тестирования.</text:p>
      <text:h text:style-name="Heading_20_3" text:outline-level="3"><text:bookmark text:name="TI000000818"/><text:bookmark text:name="IssOgl2_7.3.9_Проверки_во_время_работы_клиентского_приложения"/>7.3.9. Проверки во время работы клиентского приложения</text:h>
      <text:p text:style-name="Text_20_body">/EnableCheckModal</text:p>
      <text:p text:style-name="Text_20_body">Включает режим строгой проверки использования модальных методов. Более подробную информацию о работе параметра см. <text:a xlink:type="simple" xlink:href="https://its.1c.ru/db/v8313doc/bookmark/dev/TI000000173" office:target-frame-name="_top" xlink:show="replace" text:style-name="Internet_20_link" text:visited-style-name="Visited_20_Internet_20_Link">здесь</text:a>.</text:p>
      <text:p text:style-name="Text_20_body">/EnableCheckExtensionsAndAddInsSyncCalls</text:p>
      <text:p text:style-name="Text_20_body">Включает режим строгой проверки использования синхронных вызовов расширений работы с файлами и криптографией и внешних компонент. Игнорируется при запуске толстого клиента. Более подробную информацию о работе параметра см. <text:a xlink:type="simple" xlink:href="https://its.1c.ru/db/v8313doc/bookmark/dev/TI000000173" office:target-frame-name="_top" xlink:show="replace" text:style-name="Internet_20_link" text:visited-style-name="Visited_20_Internet_20_Link">здесь</text:a>.</text:p>
      <text:p text:style-name="Text_20_body">/EnableCheckServerCalls</text:p>
      <text:p text:style-name="Text_20_body">Включает режим проверки использования контекстных серверных вызовов формы в обработчиках событий, в которых такие вызовы запрещены. Если параметр указан, то при контекстном серверном вызове в обработчиках, в которых такие вызовы запрещены, в окно сообщений будет выведено сообщение. Это же сообщение будет доступно в диалоге Информация для технической поддержки.</text:p>
      <text:p text:style-name="Text_20_body">/EnableCheckScriptCircularRefs</text:p>
      <text:p text:style-name="Text_20_body">Включает поиск циклических ссылок при выполнении кода на встроенном языке.</text:p>
      <text:h text:style-name="Heading_20_3" text:outline-level="3"><text:bookmark text:name="_ref504738292"/><text:bookmark text:name="TI000000819"/><text:bookmark text:name="IssOgl2_7.3.10_Вспомогательные_параметры"/>7.3.10. Вспомогательные параметры</text:h>
      <text:p text:style-name="Text_20_body">/C &lt;строка текста&gt;</text:p>
      <text:p text:style-name="Text_20_body">Передача параметра в прикладное решение.</text:p>
      <text:p text:style-name="Text_20_body">/ClearCache</text:p>
      <text:p text:style-name="Text_20_body">Выполняется очистка кеша клиент-серверных вызовов, в котором хранятся метаданные форм, модули и т. д., а также сохраненный индекс поиска по текстам модулей.</text:p>
      <text:p text:style-name="Text_20_body">/AllowExecuteScheduledJobs -Off|-Force</text:p>
      <text:p text:style-name="Text_20_body">Управление запуском регламентных заданий. Регламентные задания начинают выполняться на первом запущенном по порядку клиенте, у которого не /AllowExecuteScheduledJobs –Off. После завершения сеанса этого клиента, выполнение переходит к какому-либо из других запущенных сеансов. Если запускается сеанс с /AllowExecuteScheduledJobs –Force, то регламентные задания начинают выполняться на нем, не зависимо от наличия других сеансов.</text:p>
      <text:p text:style-name="Text_20_body"><text:soft-page-break/>/UC &lt;код доступа&gt;</text:p>
      <text:p text:style-name="Text_20_body">Позволяет выполнить установку соединения с информационной базой, на которую установлена блокировка установки соединений. Если при установке блокировки задан непустой код доступа, то для установки соединения необходимо в параметре /UC указать этот код доступа.</text:p>
      <text:p text:style-name="Text_20_body">Не используется при работе тонкого клиента через веб-сервер.</text:p>
      <text:p text:style-name="Text_20_body">/RunShortcut &lt;имя файла&gt;</text:p>
      <text:p text:style-name="Text_20_body">Позволяет запустить систему «1С:Предприятие» со списком информационных баз, который помещен в указанный файл. В качестве файла может быть указан файл списка общих информационных баз (*.v8i), или файл ярлыка информационных баз (*.v8l).</text:p>
      <text:p text:style-name="Text_20_body">/AppAutoInstallLastVersion&lt;режим&gt;</text:p>
      <text:p text:style-name="Text_20_body">Управляет возможность автоматической установки новых версий клиентского приложения.</text:p>
      <text:p text:style-name="Text_20_body">&lt;режим&gt; может принимать следующие значения:</text:p>
      <text:p text:style-name="Text_20_body">● + ‑ установка новых версий включена.</text:p>
      <text:p text:style-name="Text_20_body">● – ‑ установка новых версий выключена.</text:p>
      <text:p text:style-name="Text_20_body">/Execute &lt;имя файла внешней обработки&gt;</text:p>
      <text:p text:style-name="Text_20_body">Предназначен для запуска внешней обработки, полный путь к которой указан в качестве значения команды, в режиме «1С:Предприятие» непосредственно после старта системы. При указании параметра /Execute параметр /URL игнорируется.</text:p>
      <text:p text:style-name="Text_20_body">/URL &lt;адрес&gt;</text:p>
      <text:p text:style-name="Text_20_body">Указывает необходимость перехода по ссылке. Поддерживаются ссылки формата e1c и http(s):</text:p>
      <text:p text:style-name="Text_20_body">● Если указана внешняя ссылка ‑ выполняется поиск запущенного клиентского приложения с той же строкой соединения, которая указана в параметре. В найденном клиентском приложении не должно быть открыто модальное или блокирующее окно. После этого выполняется попытка перехода по локальной ссылке из исходной навигационной ссылки и активизируется основное окно приложения. В случае неудачи клиентское приложение продолжает работу. Если исходная навигационная ссылка не содержит локальной ссылки (содержит только адрес информационной базы), то попытка перехода не выполняется, активируется основное окно найденного клиентского приложения.</text:p>
      <text:p text:style-name="Text_20_body">● Если подходящего клиентского приложения не найдено, строка соединения определяется из параметра командной строки /URL.</text:p>
      <text:p text:style-name="Text_20_body">● Если указана локальная ссылка ‑ клиентское приложение запускается в общем порядке. После запуска выполнится попытка перехода по переданной локальной ссылке.</text:p>
      <text:p text:style-name="Text_20_body">Для ссылок формата http(s) всегда запускается (или находится активный) тонкий клиент.</text:p>
      <text:h text:style-name="Heading_20_3" text:outline-level="3"><text:bookmark text:name="_ref504738306"/><text:bookmark text:name="TI000000820"/><text:bookmark text:name="IssOgl2_7.3.11_Прочие_параметры"/>7.3.11. Прочие параметры</text:h>
      <text:p text:style-name="Text_20_body">/@ &lt;файл с командами&gt;</text:p>
      <text:p text:style-name="Text_20_body">Позволяет указать командную строку в файле, который будет указан значением команды (&lt;файл с командами&gt;). В данном файле каждая команда должна занимать отдельную строку (со всеми своими параметрами).</text:p>
      <text:p text:style-name="Text_20_body">/Out &lt;имя файла&gt; [-NoTruncate]</text:p>
      <text:p text:style-name="Text_20_body"><text:soft-page-break/>Установка файла для вывода служебных сообщений. Если задан параметр -NoTruncate (через пробел), файл не очищается (не используется в тонком клиенте).</text:p>
      <text:p text:style-name="Text_20_body">Во время исполнения пакетных команд файл сообщений можно открыть для просмотра. Запись сообщений в файл не буферизуется (сообщения записываются сразу).</text:p>
      <text:p text:style-name="Text_20_body">/DisableStartupMessages</text:p>
      <text:p text:style-name="Text_20_body">Отключает стартовые сообщения:</text:p>
      <text:p text:style-name="Text_20_body">● Конфигурация базы данных не соответствует сохраненной конфигурации. Продолжить?;</text:p>
      <text:p text:style-name="Text_20_body">● Возможностей Вашего компьютера недостаточно для редактирования справки по конфигурации. Для редактирования справки необходимо установить Microsoft Internet Explorer версии 7.0 или выше.;</text:p>
      <text:p text:style-name="Text_20_body">● Возможностей Вашего компьютера недостаточно для редактирования html-документов, в том числе разделов справки. Для редактирования html-документов необходимо установить Microsoft Internet Explorer версии 7.0 или выше. В данном запуске редактирование html-документов будет недоступно..</text:p>
      <text:p text:style-name="Text_20_body">/DisableStartupDialogs</text:p>
      <text:p text:style-name="Text_20_body">Отключает вызов стартового диалога и диалогов аутентификации. При этом:</text:p>
      <text:p text:style-name="Text_20_body">● Если командной строки недостаточно для выбора информационной базы или определения режима запуска, выдается ошибка.</text:p>
      <text:p text:style-name="Text_20_body">● Если командной строки недостаточно для авторизации пользователя в информационной базе, выдается ошибка.</text:p>
      <text:p text:style-name="Text_20_body">● Если в командной строке отсутствует авторизация в хранилище конфигурации, конфигуратор запускается без связи с хранилищем.</text:p>
      <text:p text:style-name="Text_20_body">● Если в командной строке ошибочная авторизация в хранилище конфигурации, выдается ошибка.</text:p>
      <text:p text:style-name="Text_20_body">/DisableSplash</text:p>
      <text:p text:style-name="Text_20_body">Отключает отображение заставки при запуске «1С:Предприятия», если заставка была полностью заменена. Для того чтобы полностью заменить заставку, необходимо обращаться в фирму «1С».</text:p>
      <text:p text:style-name="Text_20_body">/LogUI</text:p>
      <text:p text:style-name="Text_20_body">Выполнить протоколирование действий пользователя.</text:p>
      <text:p text:style-name="Text_20_body">/UseHwLicenses&lt;режим&gt;</text:p>
      <text:p text:style-name="Text_20_body">Определяет режим поиска локального ключа защиты.</text:p>
      <text:p text:style-name="Text_20_body">&lt;режим&gt; может принимать следующие значения:</text:p>
      <text:p text:style-name="Text_20_body">● + ‑ поиск локального ключа защиты выполняется.</text:p>
      <text:p text:style-name="Text_20_body">● – ‑ поиск локального ключа защиты не выполняется.</text:p>
      <text:p text:style-name="Text_20_body">/DisplayUserNotificationList</text:p>
      <text:p text:style-name="Text_20_body">Показывает непрочитанные сообщения из системы взаимодействия и центра оповещений при старте клиентского приложения.</text:p>
      <text:h text:style-name="Heading_20_2" text:outline-level="2"><text:bookmark text:name="_ref502245229"/><text:bookmark text:name="_ref502245228"/><text:bookmark text:name="_ref390691411"/><text:bookmark text:name="_ref390691410"/><text:bookmark text:name="TI000000496"/><text:bookmark text:name="IssOgl1_7.4_Команды_пакетного_режима_запуска_конфигуратора"/><text:soft-page-break/>7.4. Команды пакетного режима запуска конфигуратора</text:h>
      <text:h text:style-name="Heading_20_3" text:outline-level="3"><text:bookmark text:name="_ref508196888"/><text:bookmark text:name="_ref508196887"/><text:bookmark text:name="TI000000821"/><text:bookmark text:name="IssOgl2_7.4.1_Общая_информация"/>7.4.1. Общая информация</text:h>
      <text:p text:style-name="Text_20_body">Параметры, перечисленные в данном разделе (и его подразделах) не могут комбинироваться в рамках одной командной строки запуска, если об этом явно не сказано обратного.</text:p>
      <text:p text:style-name="Text_20_body">В том случае, когда параметры командной строки пакетного режима запуска конфигуратора требуют указания имени файла, следует учитывать, что при указании имени файла с полным путем, все каталоги, входящие в состав пути, должны существовать. В противном случае операция не будет выполнена.</text:p>
      <text:p text:style-name="Text_20_body">В пакетном режиме запуска конфигуратора игнорируются модули, для доступа к которым требуется пароль. При обработке такого модуля будет сформировано диагностическое сообщение.</text:p>
      <text:p text:style-name="Text_20_body">В том случае, если команда командной строки поддерживает параметры –Extension и –AllExtensions, одновременное указание обоих параметров не поддерживается и поведение системы в таком случае не определено.</text:p>
      <text:p text:style-name="Text_20_body">При работе с расширениями (параметры –Extension и –AllExtensions) при успешном завершении работы код возврата будет установлен в значение 0, в противном случае код возврата будет принимать значение 1.</text:p>
      <text:h text:style-name="Heading_20_3" text:outline-level="3"><text:bookmark text:name="TI000000526"/><text:bookmark text:name="IssOgl2_7.4.2_Выгрузка_загрузка_информационной_базы"/>7.4.2. Выгрузка/загрузка информационной базы</text:h>
      <text:p text:style-name="Text_20_body">/DumpIB &lt;имя файла&gt;</text:p>
      <text:p text:style-name="Text_20_body">Выполнить выгрузку информационной базы в файл.</text:p>
      <text:p text:style-name="Text_20_body">/RestoreIB &lt;имя файла&gt;</text:p>
      <text:p text:style-name="Text_20_body">Выполнить загрузку информационной базы из файла.</text:p>
      <text:h text:style-name="Heading_20_3" text:outline-level="3"><text:bookmark text:name="_ref448923848"/><text:bookmark text:name="TI000000721"/><text:bookmark text:name="IssOgl2_7.4.3_Восстановление_структуры_информационной_базы"/>7.4.3. Восстановление структуры информационной базы</text:h>
      <text:p text:style-name="Text_20_body">/IBRestoreIntegrity</text:p>
      <text:p text:style-name="Text_20_body">Происходит попытка восстановления структуры информационной базы. При обнаружении других параметров они будут игнорироваться.</text:p>
      <text:p text:style-name="Text_20_body">Для того чтобы получить результат восстановления, следует указать параметр командной строки /Out. В файле, который указан в качестве значения параметра /Out, будет записана следующая информация:</text:p>
      <text:p text:style-name="Text_20_body">● Восстановление информационной базы не требуется. Это означает, что структура информационной базы не нарушена. Код возврата в этом случае равен 0.</text:p>
      <text:p text:style-name="Text_20_body">● Информационная база успешно восстановлена. Это означает, что структура информационной базы успешно восстановлена. Код возврата в этом случае равен 0.</text:p>
      <text:p text:style-name="Text_20_body">● Если в процессе попытки восстановления произошла любая ошибка ‑ текст ошибки будет помещен в файл и код возврата в этом случае равен 1.</text:p>
      <text:p text:style-name="Text_20_body">Запуск конфигуратора с параметром /IBRestoreIntegrity рекомендуется, если предыдущее обновление конфигурации базы данных (в пакетном режиме или интерактивно) не выполнено до конца, например, из-за аварийного завершения работы конфигуратора или выключения компьютера.</text:p>
      <text:h text:style-name="Heading_20_3" text:outline-level="3"><text:bookmark text:name="_ref422486027"/><text:bookmark text:name="TI000000527"/><text:bookmark text:name="IssOgl2_7.4.4_Конфигурация_и_расширения"/>7.4.4. Конфигурация и расширения</text:h>
      <text:p text:style-name="Text_20_body">/DumpCfg &lt;имя cf/cfe файла&gt; [-Extension &lt;Имя расширения&gt;]</text:p>
      <text:p text:style-name="Text_20_body">Выполнить сохранение конфигурации или расширения конфигурации в файл. Сохранение конфигурации расширения будет выполняться при корректном указании параметра -Extension.</text:p>
      <text:p text:style-name="Text_20_body"><text:soft-page-break/>/LoadCfg &lt;имя cf/cfe файла&gt; [-Extension &lt;Имя расширения&gt;]</text:p>
      <text:p text:style-name="Text_20_body">Выполнить загрузку конфигурации или расширения конфигурации из файла. Загрузка конфигурации расширения будет выполняться при корректном указании параметра -Extension. Если в момент загрузки расширение отсутствует в информационной базе ‑ оно будет создано с указанным именем. Если расширение, указанное в параметре -Extension, подключено к хранилищу конфигурации ‑ его загрузка невозможна.</text:p>
      <text:p text:style-name="Text_20_body">/MergeCfg &lt;имя cf-файла&gt; -Settings &lt;имя файла настроек&gt; [-EnableSupport | -DisableSupport] [-IncludeObjectsByUnresolvedRefs | -ClearUnresolvedRefs] [-force]</text:p>
      <text:p text:style-name="Text_20_body">Выполнить объединение текущей конфигурации с файлом (с использованием файла настроек).</text:p>
      <text:p text:style-name="Text_20_body">Допустимо использовать следующие параметры:</text:p>
      <text:p text:style-name="Text_20_body">● &lt;имя cf-файла&gt; ‑ имя cf-файла с объединяемой конфигурацией.</text:p>
      <text:p text:style-name="Text_20_body">● -Settings &lt;имя файла настроек&gt; ‑ позволяет указать имя файла с настройками объединения конфигураций. Формат и описание файла настроек объединения см. <text:a xlink:type="simple" xlink:href="https://its.1c.ru/db/content/v8313doc/src/руководство%20администратора/приложение%203.%20описание%20и%20расположение%20служебных%20файлов.htm?_=1542379434#_ref453753486" text:style-name="Internet_20_link" text:visited-style-name="Visited_20_Internet_20_Link">здесь</text:a>.</text:p>
      <text:p text:style-name="Text_20_body">● -EnableSupport ‑ поставить конфигурацию на поддержку, если есть возможность объединить с постановкой на поддержку. Правила поддержки в этом случае должны быть указаны в файле настроек.</text:p>
      <text:p text:style-name="Text_20_body">● -DisableSupport ‑ не выполнять постановку на поддержку, даже если есть такая возможность.</text:p>
      <text:p text:style-name="Text_20_body">● -IncludeObjectsByUnresolvedRefs ‑ если в настройках объединения есть объекты, не включенные в список объединяемых и отсутствующие в основной конфигурации, но на которые есть ссылки из объектов, включенных в список, то такие объекты также помечаются для объединения, и выполняется попытка продолжить объединение. Попытки выполняются, пока не останется объектов со ссылками на не включенные объекты, либо пока не выберется вся конфигурация. Аналогично кнопке Пометить все для объединения в окне с неразрешенными ссылками, только с повторением попыток (подробнее см. <text:a xlink:type="simple" xlink:href="https://its.1c.ru/db/v8313doc/bookmark/dev/TI000001089" office:target-frame-name="_top" xlink:show="replace" text:style-name="Internet_20_link" text:visited-style-name="Visited_20_Internet_20_Link">здесь</text:a>).</text:p>
      <text:p text:style-name="Text_20_body">● -ClearUnresolvedRefs ‑ ссылки на объекты, не включенные в список объединяемых, очищаются. Аналогично кнопке Продолжить в окне с неразрешенными ссылками (подробнее см. <text:a xlink:type="simple" xlink:href="https://its.1c.ru/db/v8313doc/bookmark/dev/TI000001089" office:target-frame-name="_top" xlink:show="replace" text:style-name="Internet_20_link" text:visited-style-name="Visited_20_Internet_20_Link">здесь</text:a>).</text:p>
      <text:p text:style-name="Text_20_body">● -force ‑ проводить объединение в случае наличия:</text:p>
      <text:p text:style-name="Text_20_body">● предупреждений об удаляемых объектов, на которые есть ссылки в объектах, не участвующих в объединении (такие объекты будут исключены из объединения);</text:p>
      <text:p text:style-name="Text_20_body">● предупреждений о применении настроек.</text:p>
      <text:p text:style-name="Text_20_body">Если не указан, то объединение будет прервано в вышеуказанных случаях.</text:p>
      <text:p text:style-name="Text_20_body">Если есть возможность поставить конфигурацию на поддержку, и не указан параметр -EnableSupport или -DisableSupport, то объединение будет прервано с ошибкой Обнаружена возможность объединения с постановкой на поддержку. Если возможности поставить конфигурацию на поддержку нет, но указан параметр -EnableSupport или -DisableSupport, то объединение будет прервано с ошибкой Возможность объединения с постановкой на поддержку отсутствует.</text:p>
      <text:p text:style-name="Text_20_body">Если есть возможность поставить конфигурацию на поддержку, и указан параметр -EnableSupport, но в файле настроек нет элемента SupportRules, то устанавливаются следующие правила поддержки:</text:p>
      <text:p text:style-name="Text_20_body">● Новые объекты поставщика:</text:p>
      <text:p text:style-name="Text_20_body">● Объекты с правилом поставщика Изменения разрешены ‑ устанавливается правило поддержки Объект поставщика не редактируется.</text:p>
      <text:p text:style-name="Text_20_body">● Объекты с правилом поставщика Изменения не рекомендуются ‑ устанавливается правило поддержки Объект поставщика не редактируется.</text:p>
      <text:p text:style-name="Text_20_body">● Идентичные объекты или объекты с правилом объединения Взять из новой конфигурации поставщика:</text:p>
      <text:p text:style-name="Text_20_body"><text:soft-page-break/>● Объекты с правилом поставщика Изменения разрешены ‑ устанавливается правило поддержки Объект поставщика не редактируется.</text:p>
      <text:p text:style-name="Text_20_body">● Объекты с правилом поставщика Изменения не рекомендуются ‑ устанавливается правило поддержки Объект поставщика не редактируется.</text:p>
      <text:p text:style-name="Text_20_body">● Измененные объекты с правилом объединения, отличным от Взять из новой конфигурации поставщика:</text:p>
      <text:p text:style-name="Text_20_body">● Объекты с правилом поставщика Изменения разрешены ‑ устанавливается правило поддержки Объект редактируется с сохранением поддержки.</text:p>
      <text:p text:style-name="Text_20_body">● Объекты с правилом поставщика Изменения не рекомендуются ‑ устанавливается правило поддержки Объект редактируется с сохранением поддержки.</text:p>
      <text:p text:style-name="Text_20_body">Если будут обнаружены неразрешенные ссылки в объектах из объединяемой (второй) конфигурации, и не указаны параметры -IncludeObjectsByUnresolvedRefs или -ClearUnresolvedRefs, то объединение будет прервано, а для каждого объекта в файл вывода служебных сообщений будет выведен список свойств объектов, в которых есть неразрешенные ссылки и список не включенных объектов по этим ссылкам.</text:p>
      <text:p text:style-name="Text_20_body">Предупреждения выводятся в файл для вывода служебных сообщений вне зависимости от параметра -force.</text:p>
      <text:p text:style-name="Text_20_body">/CompareCfg –FirstConfigurationType &lt;тип конфигурации&gt; [-FirstName &lt;имя конфигурации&gt;] [-FirstFile &lt;путь к файлу&gt;] [-FirstVersion &lt;номер версии&gt;] –SecondConfigurationType &lt;тип конфигурации&gt; [-SecondName &lt;имя конфигурации&gt;] [-SecondFile &lt;путь к файлу&gt;] [-SecondVersion &lt;номер версии&gt;] [-MappingRule &lt;правило&gt;] [-Objects &lt;имя файла&gt;] -ReportType &lt;тип отчета&gt; [-IncludeChangedObjects] [-IncludeDeletedObjects] [-IncludeAddedObjects] -ReportFormat &lt;тип формата&gt; -ReportFile &lt;имя файла&gt;</text:p>
      <text:p text:style-name="Text_20_body">Выполнить сравнение двух конфигураций и сформировать файл с отчетом о сравнении.</text:p>
      <text:p text:style-name="Text_20_body">Допустимо использовать следующие параметры:</text:p>
      <text:p text:style-name="Text_20_body">● –FirstConfigurationType &lt;тип конфигурации&gt; ‑ тип первой конфигурации для сравнения. Параметр может принимать следующие значения:</text:p>
      <text:p text:style-name="Text_20_body">● MainConfiguration ‑ основная конфигурация;</text:p>
      <text:p text:style-name="Text_20_body">● DBConfiguration ‑ конфигурация базы данных;</text:p>
      <text:p text:style-name="Text_20_body">● VendorConfiguration ‑ конфигурация поставщика;</text:p>
      <text:p text:style-name="Text_20_body">● ExtensionConfiguration ‑ расширение конфигурации;</text:p>
      <text:p text:style-name="Text_20_body">● ExtensionDBConfiguration ‑ расширение конфигурации из база данных;</text:p>
      <text:p text:style-name="Text_20_body">● ConfigurationRepository ‑ конфигурация из хранилища конфигурации;</text:p>
      <text:p text:style-name="Text_20_body">● ExtensionConfigurationRepository ‑ расширение конфигурации из хранилища конфигурации;</text:p>
      <text:p text:style-name="Text_20_body">● File ‑ файл конфигурации/расширения конфигурации.</text:p>
      <text:p text:style-name="Text_20_body">● -FirstName &lt;дополнительный идентификатор&gt; ‑ имя первой конфигурации. Значение параметра может принимать следующие значения (в зависимости от значения параметра /FirstConfigurationType):</text:p>
      <text:p text:style-name="Text_20_body">● VendorConfiguration ‑ имя конфигурации поставщика;</text:p>
      <text:p text:style-name="Text_20_body">● ExtensionConfiguration ‑ имя конфигурации поставщика;</text:p>
      <text:p text:style-name="Text_20_body">● ExtensionDBConfiguration ‑ имя конфигурации расширения (из базы данных).</text:p>
      <text:p text:style-name="Text_20_body">Для остальных значение параметра /FirstConfigurationType данный параметр не применим.</text:p>
      <text:p text:style-name="Text_20_body">● -FirstFile ‑ путь к файлу конфигурации (.cf) или расширения конфигурации (.cfe). Данный параметр имеет смысл только в том случае, если параметр /FirstConfigurationType имеет значение File.</text:p>
      <text:p text:style-name="Text_20_body"><text:soft-page-break/>● -FirstVersion ‑ версия хранилища конфигурации. Данный параметр имеет смысл только в том случае, если параметр /FirstConfigurationType имеет значение ConfigurationRepository или ExtensionConfigurationRepository.</text:p>
      <text:p text:style-name="Text_20_body">● –SecondConfigurationType &lt;тип конфигурации&gt; ‑ тип второй конфигурации для сравнения. Значения параметра полностью эквивалентны значениям параметра /FirstConfigurationType.</text:p>
      <text:p text:style-name="Text_20_body">● -SecondName &lt;дополнительный идентификатор&gt; ‑ имя второй конфигурации. Полностью аналогично параметру /FirstName.</text:p>
      <text:p text:style-name="Text_20_body">● -SecondFile ‑ путь к файлу конфигурации (.cf) или расширения конфигурации (.cfe). Полностью аналогично параметру /FirstFile.</text:p>
      <text:p text:style-name="Text_20_body">● -SecondVersion ‑ версия хранилища конфигурации. Полностью аналогично параметру /FirstVersion.</text:p>
      <text:p text:style-name="Text_20_body">● -MappingRule &lt;правило&gt; ‑ правило установки соответствий объектов, для тех случаев, когда конфигурации не состоят в отношениях «родитель-потомок»:</text:p>
      <text:p text:style-name="Text_20_body">● ByObjectName ‑ по именам объектов. Используется по умолчанию.</text:p>
      <text:p text:style-name="Text_20_body">● ByObjectIDs ‑ по внутренним идентификаторам.</text:p>
      <text:p text:style-name="Text_20_body">● -Objects &lt;имя файла&gt; ‑ путь к файлу со списком объектов, которые будут участвовать в операции. Если файл указан ‑ в операции участвуют только указанные в файле объекты, в противном случае участвует вся конфигурация. Описание формата файла см. <text:a xlink:type="simple" xlink:href="https://its.1c.ru/db/content/v8313doc/src/руководство%20администратора/приложение%203.%20описание%20и%20расположение%20служебных%20файлов.htm?_=1542379434#_ref434583876" text:style-name="Internet_20_link" text:visited-style-name="Visited_20_Internet_20_Link">здесь</text:a>.</text:p>
      <text:p text:style-name="Text_20_body">● -IncludeChangedObjects ‑ включать в отчет измененные подчиненные объекты.</text:p>
      <text:p text:style-name="Text_20_body">● -IncludeDeletedObjects ‑ включать в отчет удаленные подчиненные объекты.</text:p>
      <text:p text:style-name="Text_20_body">● -IncludeAddedObjects ‑ включать в отчет добавленные подчиненные объекты.</text:p>
      <text:p text:style-name="Text_20_body">● –ReportType &lt;тип отчета&gt; ‑ тип отчета о сравнении:</text:p>
      <text:p text:style-name="Text_20_body">● Brief ‑ краткий отчет;</text:p>
      <text:p text:style-name="Text_20_body">● Full ‑ полный отчет.</text:p>
      <text:p text:style-name="Text_20_body">● -ReportFormat &lt;тип формата&gt; ‑ описывает формат файла отчета:</text:p>
      <text:p text:style-name="Text_20_body">● txt ‑ текстовый документ;</text:p>
      <text:p text:style-name="Text_20_body">● mxl ‑ табличный документ.</text:p>
      <text:p text:style-name="Text_20_body">● -ReportFile &lt;имя файла&gt; ‑ указывает имя файл, в который будет помещен отчет о сравнении.</text:p>
      <text:p text:style-name="Text_20_body">/UpdateDBCfg [-Dynamic&lt;Режим&gt;] [-BackgroundStart] [-BackgroundCancel] [-BackgroundFinish [-Visible]] [-BackgroundSuspend] [-BackgroundResume] [-WarningsAsErrors] [-Server [-v1|-v2]] [-Extension &lt;Имя расширения&gt;]</text:p>
      <text:p text:style-name="Text_20_body">Выполнить обновление конфигурации базы данных.</text:p>
      <text:p text:style-name="Text_20_body">Допустимо использовать следующих параметров:</text:p>
      <text:p text:style-name="Text_20_body">● -Dynamic&lt;Режим&gt; ‑ признак использования динамического обновления. Режим может принимать следующие значения:</text:p>
      <text:p text:style-name="Text_20_body">● – ‑ явно запрещает динамическое обновление.</text:p>
      <text:p text:style-name="Text_20_body">● + ‑ разрешает динамическое обновление. Вначале выполняется попытка выполнить обычное обновление, если попытка не удалась ‑ происходит попытка выполнить динамическое обновление. Динамическое обновление будет разрешено также без указания параметра –Dynamic+ или при использовании параметра -Dynamic без указания режима.</text:p>
      <text:p text:style-name="Text_20_body"><text:soft-page-break/>● -BackgroundStart ‑ запускает фоновое обновление конфигурации базы данных и завершает работу. Если дополнительно указан параметр –Dynamic или –Dynamic+, то вначале будет выполнена попытка динамического обновления и если эта попытка завершилась неудачно, то будет запущено фоновое обновление.</text:p>
      <text:p text:style-name="Text_20_body">● -BackgroundCancel ‑ отменяет ранее запущенное фоновое обновление конфигурации базы данных.</text:p>
      <text:p text:style-name="Text_20_body">● -BackgroundFinish ‑ завершает фоновое обновление конфигурации базы данных (выполняет фазу принятия изменений): выполняется попытка наложить монопольную блокировку базы данных и выполнить финальную фазу. При указании флага –Visible выдается диалоговое окно с кнопками Отмена, Повторить, Завершить сеансы и повторить в случае невозможности выполнить завершение фонового обновления (перейти к фазе принятия изменений). Если флаг не указан ‑ выполнение завершается с ошибкой.</text:p>
      <text:p text:style-name="Text_20_body">● -BackgroundSuspend ‑ приостанавливает фоновое обновление конфигурации базы данных.</text:p>
      <text:p text:style-name="Text_20_body">● -BackgroundResume ‑ продолжает фоновое обновление конфигурации базы данных, приостановленное ранее.</text:p>
      <text:p text:style-name="Text_20_body">● -WarningsAsErrors ‑ все предупредительные сообщения будут трактоваться как ошибки.</text:p>
      <text:p text:style-name="Text_20_body">● -Server ‑ обновление будет выполняться на сервере (имеет смысл только в клиент-серверном варианте работы). Если параметр используется вместе с фоновым обновлением, то:</text:p>
      <text:p text:style-name="Text_20_body">● Фаза актуализации всегда выполняется на сервере.</text:p>
      <text:p text:style-name="Text_20_body">● Фаза обработки и фаза принятия изменений могут выполняться как на клиенте, так и на сервере.</text:p>
      <text:p text:style-name="Text_20_body">● Допускается запуск фонового обновления на стороне клиента, а завершение на стороне сервера (как и наоборот).</text:p>
      <text:p text:style-name="Text_20_body">● Не используется 2-й версия механизма реструктуризации (игнорируется параметр -v2, если таковой указан).</text:p>
      <text:p text:style-name="Text_20_body">Если не указана версия механизма реструктуризации (-v1 или -v2), то будет использоваться механизм реструктуризации той версии, которая указана в файле conf.cfg. В противном случае будет использована указанная версия механизма. Если указана 2-я версия механизма реструктуризации, но использование этой версии конфликтует с другими параметрами ‑ будет использована 1-я версия.</text:p>
      <text:p text:style-name="Text_20_body">● -Extension &lt;Имя расширения&gt; ‑ будет выполнено обновление указанного расширения.</text:p>
      <text:p text:style-name="Text_20_body">Параметр /UpdateDBCfg допускается указывать после следующих параметров:</text:p>
      <text:p text:style-name="Text_20_body">● /LoadCfg;</text:p>
      <text:p text:style-name="Text_20_body">● /UpdateCfg;</text:p>
      <text:p text:style-name="Text_20_body">● /ConfigurationRepositoryUpdateCfg;</text:p>
      <text:p text:style-name="Text_20_body">● /LoadConfigFiles;</text:p>
      <text:p text:style-name="Text_20_body">● /LoadConfigFromFiles;</text:p>
      <text:p text:style-name="Text_20_body">● /MobileAppUpdatePublication;</text:p>
      <text:p text:style-name="Text_20_body">● /MobileAppWriteFile;</text:p>
      <text:p text:style-name="Text_20_body">● /MobileClientDigiSign;</text:p>
      <text:p text:style-name="Text_20_body">● /MobileClientWriteFile.</text:p>
      <text:p text:style-name="Text_20_body">/DumpDBCfg &lt;имя cf/cfe файла&gt; [-Extension &lt;Имя расширения&gt;]</text:p>
      <text:p text:style-name="Text_20_body"><text:soft-page-break/>Выполнить сохранение конфигурации базы данных или конфигурации расширения, сохраненного в базу данных, в файл. Сохранение конфигурации расширения будет выполняться при корректном задании параметра -Extension.</text:p>
      <text:p text:style-name="Text_20_body">/DumpDBCfgList [-Extension &lt;Имя расширения&gt;] [-AllExtensions]</text:p>
      <text:p text:style-name="Text_20_body">Выводит имя основной конфигурации (если не указан не один параметр) или имя расширения(-ий). Допустимо использование следующих параметров:</text:p>
      <text:p text:style-name="Text_20_body">● -Extension ‑ выводит имя указанного расширения.</text:p>
      <text:p text:style-name="Text_20_body">● -AllExtensions ‑ выводит имена всех расширений.</text:p>
      <text:p text:style-name="Text_20_body">/RollbackCfg [-Extension &lt;Имя расширения&gt;]</text:p>
      <text:p text:style-name="Text_20_body">Выполнить возврат к конфигурации базы данных.</text:p>
      <text:p text:style-name="Text_20_body">В случае указания параметра -Extension будет выполнен возврат к конфигурации, сохраненной в базе данных, для указанного расширения.</text:p>
      <text:p text:style-name="Text_20_body">/DeleteCfg [-Extension &lt;Имя расширения&gt;] [-AllExtensions]</text:p>
      <text:p text:style-name="Text_20_body">Выполняет удаление расширения с указанным именем. При указании параметра –AllExtensions будет выполнено удаление всех расширений. Использование команды без параметра не допускается.</text:p>
      <text:p text:style-name="Text_20_body">/DumpConfigFiles &lt;каталог выгрузки&gt; [-Module] [-Template] [-Help] [-AllWritable] [–Picture] [–Right] [-Extension &lt;Имя расширения&gt;]</text:p>
      <text:p text:style-name="Text_20_body">Позволяет осуществлять выгрузку некоторых свойств объектов конфигурации (модулей, макетов, картинки, права доступа и справочной информации) в файлы. Допустимо указывать следующие каталоги и использовать следующие параметры:</text:p>
      <text:p text:style-name="Text_20_body">● &lt;каталог выгрузки&gt; ‑ каталог расположения файлов свойств;</text:p>
      <text:p text:style-name="Text_20_body">● -Module ‑ признак необходимости выгрузки модулей;</text:p>
      <text:p text:style-name="Text_20_body">● -Template ‑ признак необходимости выгрузки макетов;</text:p>
      <text:p text:style-name="Text_20_body">● -Help ‑ признак необходимости выгрузки справочной информации;</text:p>
      <text:p text:style-name="Text_20_body">● -AllWritable ‑ признак выгрузки свойств только доступных для записи объектов;</text:p>
      <text:p text:style-name="Text_20_body">● -Picture ‑ признак выгрузки общих картинок;</text:p>
      <text:p text:style-name="Text_20_body">● -Right ‑ признак выгрузки прав.</text:p>
      <text:p text:style-name="Text_20_body">● –Extension ‑ выгрузка будет выполнена для указанного расширения.</text:p>
      <text:p text:style-name="Text_20_body">/LoadConfigFiles &lt;каталог загрузки&gt; [-Module] [-Template] [-Help] [-AllWritable] [–Picture] [–Right] [-Extension &lt;Имя расширения&gt;]</text:p>
      <text:p text:style-name="Text_20_body">Позволяет осуществлять загрузку некоторых свойств объектов конфигурации (модулей, макетов, картинки, права доступа и справочной информации) из файлов. Допустимо указывать следующие каталоги и использовать следующие параметры:</text:p>
      <text:p text:style-name="Text_20_body">● &lt;каталог загрузки&gt; ‑ каталог расположения файлов свойств;</text:p>
      <text:p text:style-name="Text_20_body">● -Module ‑ признак необходимости загрузки модулей;</text:p>
      <text:p text:style-name="Text_20_body">● -Template ‑ признак необходимости загрузки макетов;</text:p>
      <text:p text:style-name="Text_20_body">● -Help ‑ признак необходимости загрузки справочной информации;</text:p>
      <text:p text:style-name="Text_20_body">● -AllWritable ‑ признак загрузки свойств только доступных для записи объектов;</text:p>
      <text:p text:style-name="Text_20_body"><text:soft-page-break/>● -Picture ‑ признак загрузки общих картинок;</text:p>
      <text:p text:style-name="Text_20_body">● -Right ‑ признак загрузки прав.</text:p>
      <text:p text:style-name="Text_20_body">● –Extension ‑ загрузка будет выполнена в указанное расширение. Если расширение подключено к хранилищу, то загружаемые объекты должны быть захвачены в хранилище.</text:p>
      <text:p text:style-name="Text_20_body">Если команда пакетного режима запуска прошла успешно, возвращает код возврата 0, в противном случае ‑ 1 (101, если в данных имеются ошибки).</text:p>
      <text:p text:style-name="Text_20_body">/DumpConfigToFiles &lt;каталог выгрузки&gt; [-Format &lt;режим&gt;] [-Extension &lt;Имя расширения&gt;] [-AllExtensions] [–update] [–force] [–getChanges &lt;имя файла&gt;] [–configDumpInfoForChanges &lt;имя файла&gt;] [-listFile &lt;имя файла&gt;]</text:p>
      <text:p text:style-name="Text_20_body">Выполнить выгрузку конфигурации в файлы. Допустимо указывать следующие параметры:</text:p>
      <text:p text:style-name="Text_20_body">● -Format ‑ определяет формат выгрузки конфигурации в файлы:</text:p>
      <text:p text:style-name="Text_20_body">● Plain ‑ плоский формат;</text:p>
      <text:p text:style-name="Text_20_body">● Hierarchical ‑ иерархический формат (подробнее см. <text:a xlink:type="simple" xlink:href="https://its.1c.ru/db/v8313doc/bookmark/dev/TI000001619" office:target-frame-name="_top" xlink:show="replace" text:style-name="Internet_20_link" text:visited-style-name="Visited_20_Internet_20_Link">здесь</text:a>). Используется по умолчанию.</text:p>
      <text:p text:style-name="Text_20_body">● –Extension ‑ выполняется выгрузка указанного расширения.</text:p>
      <text:p text:style-name="Text_20_body">● –AllExtensions ‑ выгружаются все расширения, при этом основная конфигурация не выгружается. Каждое расширение выгружается в каталог со своим именем.</text:p>
      <text:p text:style-name="Text_20_body">● -update ‑ указывает, что необходимо выполнить обновление ранее совершенной выгрузки, т. е. будут выгружены только те объекты, версии которых отличаются от версий ранее выгруженных объектов.</text:p>
      <text:p text:style-name="Text_20_body">Файл версий (ConfigDumpInfo.xml) будет получен из текущего каталога выгрузки. Если текущая версия формата выгрузки не совпадает с версией формата в файле версий или если файл версий не найден, будет сгенерирована ошибка. По завершении выгрузки файл версий обновляется.</text:p>
      <text:p text:style-name="Text_20_body">Возможно совместное использование с параметрами:</text:p>
      <text:p text:style-name="Text_20_body">● -force ‑ если текущая версия формата выгрузки не совпадает с версией формата в файле версий, будет выполнена полная выгрузка.</text:p>
      <text:p text:style-name="Text_20_body">● -configDumpInfoForChanges ‑ если текущий каталог выгрузки перед началом работы не пустой, будет сгенерирована ошибка. Соответствие текущей версии формата выгрузки и версии формата выгрузки в файле версий не проверяется. При выгрузке генерируется новый файл версий. Файл, указанный в параметре -configDumpInfoForChanges не изменяется.</text:p>
      <text:p text:style-name="Text_20_body">● -force ‑ выполнить полную выгрузку в том случае, если при попытке обновления выгрузки было обнаружено, что текущая версия формата выгрузки не совпадает с версией формата, записанной в файл версий (ConfigDumpInfo.xml). Используется только совместно с параметром -update. В остальных случаях игнорируется.</text:p>
      <text:p text:style-name="Text_20_body">● -getChanges &lt;имя файла&gt; ‑ в указанном файле будет сформирован список изменений текущей конфигурации относительно выгрузки и, соответственно, файла версий, каталог которой указан параметром команды /DumpConfigToFiles. Для данного параметра имя файла является обязательным.</text:p>
      <text:p text:style-name="Text_20_body">Может использоваться совместно с параметром –configDumpInfoForChanges, в этом случае изменения будут вычислены относительно файла версий (ConfigDumpInfo.xml), указанного в этом параметре. Если при использовании параметра -configDumpInfoForChanges файл версии не найден, будет сгенерирована ошибка.</text:p>
      <text:p text:style-name="Text_20_body">● -configDumpInfoForChanges &lt;имя файла&gt; ‑ указывает файл версий (ConfigDumpInfo.xml), который будет использован для сравнения изменений. Для данного параметра указание полного имени файла версий является обязательным.</text:p>
      <text:p text:style-name="Text_20_body"><text:soft-page-break/>Данный параметр используется только совместно с параметрами -update и -getChanges.</text:p>
      <text:p text:style-name="Text_20_body">● -listFile &lt;имя файла&gt; ‑ указывает файл со списком объектов, которые будут выгружены независимо от того, были ли они изменены или нет. Для данного параметра имя файла является обязательным.</text:p>
      <text:p text:style-name="Text_20_body">Объекты из списка будут выгружены полностью, за исключением подчиненных объектов, которые выступают как отдельные объекты разработки. Для выгрузки таких подчиненных объектов их следует явно указать в списке.</text:p>
      <text:p text:style-name="Text_20_body">Если объект из списка имеет подчиненные объекты, не являющиеся отдельными объектами разработки, но имеющие внешние свойства, то внешние свойства таких объектов также будут выгружены.</text:p>
      <text:p text:style-name="Text_20_body">Данный параметр используется только отдельно от других параметров.</text:p>
      <text:p text:style-name="Text_20_body">/LoadConfigFromFiles &lt;каталог загрузки&gt; [-Extension &lt;Имя расширения&gt;] [-AllExtensions] –files “&lt;файлы&gt;” –listFile &lt;файлСписка&gt; -Format &lt;режим&gt; [-updateConfigDumpInfo]</text:p>
      <text:p text:style-name="Text_20_body">Выполнить загрузку конфигурации из файлов. Загрузка расширения в основную конфигурацию (и наоборот) не поддерживается. При полной загрузке файлов конфигурации, формат загрузки (линейный или иерархический) определяется автоматически. Для частичной загрузки автоматического определения формата не поддерживается, формат следует явно указать с помощью параметра –Format.</text:p>
      <text:p text:style-name="Text_20_body">Допустимо указывать следующие параметры:</text:p>
      <text:p text:style-name="Text_20_body">● –Extension ‑ выполняется загрузка указанного расширения. Если расширения нет ‑ оно создается. Если расширение подключено к хранилищу, то полная загрузка для такого расширения не поддерживается. Возможна частичная загрузка, если загружаемые объекты захвачены в хранилище конфигурации расширения.</text:p>
      <text:p text:style-name="Text_20_body">● –AllExtensions ‑ выполняется загрузка расширений из файлов. Каждый подкаталог в указанном каталоге считается расширением. Параметр несовместим с параметрами –files или -listFile.</text:p>
      <text:p text:style-name="Text_20_body">● -files ‑ указывает, какие файлы должны быть загружены при частичной загрузке конфигурации из файлов. Каждый файл может быть указан как с полным путем, так и с путем, указанным относительно каталога загрузки. Список файлов должен быть указан в кавычках, файлы перечисляются через запятую. Параметр не совместим с параметром –AllExtensions.</text:p>
      <text:p text:style-name="Text_20_body">● -listFile ‑ описывает файл, который содержит список загружаемых файлов. Файлы в списке перечисляются по одному имени файла на строку, каждое имя может быть как полным (с указанием полного пути к файлу), так и с указанием пути относительно каталога загрузки. Строки должны разделяться переводом строки. Перевод строки поддерживается как в варианте Windows, так и в варианте Linux. Файл ожидается в кодировке UTF-8. Пустые строки не поддерживаются. Строка может быть пропущена, если начинается с REM. Параметр не совместим с параметром –AllExtensions.</text:p>
      <text:p text:style-name="Text_20_body">● -Format ‑ определяет формат выгрузки конфигурации в файлы:</text:p>
      <text:p text:style-name="Text_20_body">● Plain ‑ плоский формат;</text:p>
      <text:p text:style-name="Text_20_body">● Hierarchical ‑ иерархический формат (подробнее см. <text:a xlink:type="simple" xlink:href="https://its.1c.ru/db/v8313doc/bookmark/dev/TI000001619" office:target-frame-name="_top" xlink:show="replace" text:style-name="Internet_20_link" text:visited-style-name="Visited_20_Internet_20_Link">здесь</text:a>). Используется по умолчанию.</text:p>
      <text:p text:style-name="Text_20_body">Параметр используется только в сочетании с параметрами -files или -listFile.</text:p>
      <text:p text:style-name="Text_20_body">● -updateConfigDumpInfo ‑ указывает, что в конце загрузки в каталоге будет создан файл версий (ConfigDumpInfo.xml), соответствующий загруженной конфигурации. Если выполняется частичная загрузка (используется параметры -files или -listFile), то существующий файл версий будет обновлен.</text:p>
      <text:p text:style-name="Text_20_body">При указании одновременно параметров –files и –listFile, будет использован тот параметр, который в командной строке указан первым.</text:p>
      <text:h text:style-name="Heading_20_3" text:outline-level="3"><text:bookmark text:name="_ref418089168"/><text:bookmark text:name="TI000000529"/><text:bookmark text:name="IssOgl2_7.4.5_Проверки_конфигурации_и_расширений"/><text:soft-page-break/>7.4.5. Проверки конфигурации и расширений</text:h>
      <text:p text:style-name="Text_20_body">/CheckModules [-ThinClient] [-WebClient] [-MobileClient] [-MobileAppClient] [-Server] [-MobileAppServer] [-ExternalConnection] [-ThickClientOrdinaryApplication] [-ExtendedModulesCheck] [-Extension &lt;Имя расширения&gt;] [-AllExtensions]</text:p>
      <text:p text:style-name="Text_20_body">Выполнить проверку программных модулей. Должен быть указан один или несколько параметров, описывающих режимы проверки. Если параметры не указаны, проверка выполнена не будет. Допустимо использование следующих параметров:</text:p>
      <text:p text:style-name="Text_20_body">● -ThinClient ‑ проверка в режиме работы тонкого клиента;</text:p>
      <text:p text:style-name="Text_20_body">● -WebClient ‑ проверка в режиме работы веб-клиента;</text:p>
      <text:p text:style-name="Text_20_body">● -MobileClient ‑ проверка в режиме работы мобильного клиента;</text:p>
      <text:p text:style-name="Text_20_body">● -MobileAppClient ‑ проверка в режиме работы клиента мобильного приложения;</text:p>
      <text:p text:style-name="Text_20_body">● -Server ‑ проверка в режиме работы сервера «1С:Предприятия»;</text:p>
      <text:p text:style-name="Text_20_body">● -MobileAppServer ‑ проверка в режиме работы сервера мобильного приложения;</text:p>
      <text:p text:style-name="Text_20_body">● -ExternalConnection ‑ проверка в режиме работы внешнего соединения;</text:p>
      <text:p text:style-name="Text_20_body">● -ThickClientOrdinaryApplication ‑ проверка в режиме работы клиентского приложения;</text:p>
      <text:p text:style-name="Text_20_body">● -ExtendedModulesCheck ‑ проверка обращений к методам и свойствам объектов «через точку» (для ограниченного набора типов); проверка правильности строковых литералов ‑ параметров некоторых функций, таких как ПолучитьФорму().</text:p>
      <text:p text:style-name="Text_20_body">● -Extension ‑ выполнить заданные проверки для указанного расширения.</text:p>
      <text:p text:style-name="Text_20_body">● -AllExtensions ‑ выполнить заданные проверки для всех расширений.</text:p>
      <text:p text:style-name="Text_20_body">/IBCheckAndRepair [-ReIndex] [-LogIntegrity | -LogAndRefsIntegrity] [-RecalcTotals] [-IBCompression] [-Rebuild] [-TestOnly | [[-BadRefCreate | -BadRefClear | -BadRefNone] [-BadDataCreate | -BadDataDelete]]] [-UseStartPoint] [-TimeLimit:hhh:mm]</text:p>
      <text:p text:style-name="Text_20_body">Выполнить операцию тестирования и исправления информационной базы. Допустимо использование следующих параметров:</text:p>
      <text:p text:style-name="Text_20_body">● -ReIndex ‑ реиндексация таблиц;</text:p>
      <text:p text:style-name="Text_20_body">● -LogIntegrity ‑ проверка логической целостности;</text:p>
      <text:p text:style-name="Text_20_body">● -LogAndRefsIntegrity ‑ проверка логической и ссылочной целостности;</text:p>
      <text:p text:style-name="Text_20_body">● -RecalcTotals ‑ пересчет итогов;</text:p>
      <text:p text:style-name="Text_20_body">● -IBCompression ‑ сжатие таблиц. Для файлового варианта также выполняется специальная оптимизация, описание которой см. <text:a xlink:type="simple" xlink:href="https://its.1c.ru/db/content/v8313doc/src/руководство%20администратора/глава%206.%20администрирование%20информационной%20базы.htm?_=1542379434#_ref422491976" text:style-name="Internet_20_link" text:visited-style-name="Visited_20_Internet_20_Link">здесь</text:a>;</text:p>
      <text:p text:style-name="Text_20_body">● -Rebuild ‑ реструктуризация таблиц информационной базы;</text:p>
      <text:p text:style-name="Text_20_body">● -TestOnly ‑ выполнять только тестирование информационной базы. В том случае, если выполняется тестирование и исправление информационной базы (отсутствует параметр –TestOnly), можно указывать следующие параметры:</text:p>
      <text:p text:style-name="Text_20_body">При наличии ссылок на несуществующие объекты:</text:p>
      <text:p text:style-name="Text_20_body">● -BadRefCreate ‑ создавать объекты;</text:p>
      <text:p text:style-name="Text_20_body">● -BadRefClear ‑ очищать объекты;</text:p>
      <text:p text:style-name="Text_20_body"><text:soft-page-break/>● -BadRefNone ‑ не изменять при частичной потере объектов.</text:p>
      <text:p text:style-name="Text_20_body">При частичной потере информации об объектах:</text:p>
      <text:p text:style-name="Text_20_body">● -BadDataCreate ‑ создавать объекты;</text:p>
      <text:p text:style-name="Text_20_body">● -BadDataDelete ‑ удалять объекты.</text:p>
      <text:p text:style-name="Text_20_body">● -UseStartPoint ‑ использовать сохраненную точку возврата для продолжения тестирования с того места, на котором оно было прервано в предыдущем сеансе;</text:p>
      <text:p text:style-name="Text_20_body">● -TimeLimit:hhh:mm ‑ ограничение максимального времени сеанса тестирования:</text:p>
      <text:p text:style-name="Text_20_body">● hhh ‑ количество часов (0..999);</text:p>
      <text:p text:style-name="Text_20_body">● mm ‑ количество минут (0..59).</text:p>
      <text:p text:style-name="Text_20_body">При указании параметра следует учитывать, что не все процессы во время тестирования и исправления могут быть прерваны в произвольное время или вообще быть прерваны. Поэтому прерывание выполнения будет происходить после истечения указанного времени, но только в тот момент, когда это возможно. Другими словами, не следует ожидать, что указание лимита времени в 1 час ровно приведет к тому, что ровно через час процесс тестирования и исправления будет прерван.</text:p>
      <text:p text:style-name="Text_20_body">Одновременное использование параметров внутри подгруппы параметров не допускается.</text:p>
      <text:p text:style-name="Text_20_body">/CheckConfig [-ConfigLogIntegrity] [-IncorrectReferences] [-ThinClient] [-WebClient] [-MobileClient] [-MobileAppClient] [-Server] [-MobileAppServer] [-ExternalConnection] [‑ ExternalConnectionServer] [-ThickClientManagedApplication] [-ThickClientServerManagedApplication] [-ThickClientOrdinaryApplication] [-ThickClientServerOrdinaryApplication] [-DistributiveModules] [-UnreferenceProcedures] [-HandlersExistence] [-EmptyHandlers] [-ExtendedModulesCheck] [-CheckUseModality] [-CheckUseSynchronousCalls] [-UnsupportedFunctional] [-MobileClientDigiSign] [-Extension &lt;Имя расширения&gt;] [-AllExtensions]</text:p>
      <text:p text:style-name="Text_20_body">Выполнить централизованную проверку конфигурации. Допустимо использование следующих параметров:</text:p>
      <text:p text:style-name="Text_20_body">● -ConfigLogIntegrity ‑ проверка логической целостности конфигурации. Стандартная проверка, обычно выполняемая перед обновлением базы данных;</text:p>
      <text:p text:style-name="Text_20_body">● -IncorrectReferences ‑ поиск некорректных ссылок. Поиск ссылок на удаленные объекты. Выполняется по всей конфигурации, включая права, формы, макеты, интерфейсы и т. д. Также осуществляется поиск логически неправильных ссылок;</text:p>
      <text:p text:style-name="Text_20_body">● -ThinClient ‑ синтаксический контроль модулей для режима эмуляции среды управляемого приложения (тонкий клиент), выполняемого в файловом режиме;</text:p>
      <text:p text:style-name="Text_20_body">● -WebClient ‑ синтаксический контроль модулей в режиме эмуляции среды веб-клиента;</text:p>
      <text:p text:style-name="Text_20_body">● -MobileClient ‑ синтаксический контроль модулей в режиме эмуляции среды мобильного клиента;</text:p>
      <text:p text:style-name="Text_20_body">● -Server ‑ синтаксический контроль модулей в режиме эмуляции среды сервера «1С:Предприятия»;</text:p>
      <text:p text:style-name="Text_20_body">● -ExternalConnection ‑ синтаксический контроль модулей в режиме эмуляции среды внешнего соединения, выполняемого в файловом режиме;</text:p>
      <text:p text:style-name="Text_20_body">● -ExternalConnectionServer ‑ синтаксический контроль модулей в режиме эмуляции среды внешнего соединения, выполняемого в клиент-серверном режиме;</text:p>
      <text:p text:style-name="Text_20_body">● -MobileAppClient ‑ синтаксический контроль модулей в режиме эмуляции среды мобильной платформы, выполняемой в клиентском режиме запуска;</text:p>
      <text:p text:style-name="Text_20_body">● -MobileAppServer ‑ синтаксический контроль модулей в режиме эмуляции среды мобильной платформы, выполняемой в серверном режиме запуска;</text:p>
      <text:p text:style-name="Text_20_body"><text:soft-page-break/>● -ThickClientManagedApplication ‑ синтаксический контроль модулей в режиме эмуляции среды управляемого приложения (толстый клиент), выполняемого в файловом режиме;</text:p>
      <text:p text:style-name="Text_20_body">● -ThickClientServerManagedApplication ‑ синтаксический контроль модулей в режиме эмуляции среды управляемого приложения (толстый клиент), выполняемого в клиент-серверном режиме;</text:p>
      <text:p text:style-name="Text_20_body">● -ThickClientOrdinaryApplication ‑ синтаксический контроль модулей в режиме эмуляции среды обычного приложения (толстый клиент), выполняемого в файловом режиме;</text:p>
      <text:p text:style-name="Text_20_body">● -ThickClientServerOrdinaryApplication ‑ синтаксический контроль модулей в режиме эмуляции среды обычного приложения (толстый клиент), выполняемого в клиент-серверном режиме;</text:p>
      <text:p text:style-name="Text_20_body">● -ExternalConnection ‑ синтаксический контроль модулей в режиме эмуляции среды внешнего соединения, выполняемого в файловом режиме;</text:p>
      <text:p text:style-name="Text_20_body">● -ExternalConnectionServer ‑ синтаксический контроль модулей в режиме эмуляции среды внешнего соединения, выполняемого в клиент-серверном режиме;</text:p>
      <text:p text:style-name="Text_20_body">● -DistributiveModules ‑ поставка модулей без исходных текстов. В случае если в настройках поставки конфигурации для некоторых модулей указана поставка без исходных текстов, проверяется возможность генерации образов этих модулей;</text:p>
      <text:p text:style-name="Text_20_body">● -UnreferenceProcedures ‑ поиск неиспользуемых процедур и функций. Поиск локальных (не экспортных) процедур и функций, на которые отсутствуют ссылки. В том числе осуществляется поиск неиспользуемых обработчиков событий;</text:p>
      <text:p text:style-name="Text_20_body">● -HandlersExistence ‑ проверка существования назначенных обработчиков. Проверка существования обработчиков событий интерфейсов, форм и элементов управления;</text:p>
      <text:p text:style-name="Text_20_body">● -EmptyHandlers ‑ поиск пустых обработчиков. Поиск назначенных обработчиков событий, в которых не выполняется никаких действий. Существование таких обработчиков может привести к снижению производительности системы;</text:p>
      <text:p text:style-name="Text_20_body">● -ExtendedModulesCheck ‑ проверка обращений к методам и свойствам объектов «через точку» (для ограниченного набора типов); проверка правильности строковых литералов ‑ параметров некоторых функций, таких как ПолучитьФорму();</text:p>
      <text:p text:style-name="Text_20_body">● -CheckUseModality ‑ режим поиска использования в модулях методов, связанных с модальностью. Параметр используется только вместе с параметром -ExtendedModulesCheck.</text:p>
      <text:p text:style-name="Text_20_body">● -CheckUseSynchronousCalls ‑ режим поиска использования в модулях синхронных методов. Параметр используется только вместе с параметром -ExtendedModulesCheck.</text:p>
      <text:p text:style-name="Text_20_body">● -UnsupportedFunctional ‑ выполняется поиск функциональности, которая не может быть выполнена в приложении для мобильного устройства. Проверка в этом режиме показывает:</text:p>
      <text:p text:style-name="Text_20_body">● наличие в конфигурации метаданных, классы которых не реализованы на мобильной платформе;</text:p>
      <text:p text:style-name="Text_20_body">● наличие в конфигурации планов обмена, у которых установлено свойство Распределенная информационная база;</text:p>
      <text:p text:style-name="Text_20_body">● использование типов, которые не реализованы на мобильной платформе:</text:p>
      <text:p text:style-name="Text_20_body">● в свойствах Тип реквизитов метаданных, констант, параметров сеанса;</text:p>
      <text:p text:style-name="Text_20_body">● в свойстве Тип параметра команды объекта конфигурации Команда;</text:p>
      <text:p text:style-name="Text_20_body">● в свойстве Тип реквизитов и колонок реквизита формы;</text:p>
      <text:p text:style-name="Text_20_body">● наличие форм с типом формы Обычная;</text:p>
      <text:p text:style-name="Text_20_body"><text:soft-page-break/>● наличие в форме элементов управления, которые не реализованы на мобильной платформе. Проверка не выполняется для форм, у которых свойство Назначения использования не предполагает использование на мобильном устройстве;</text:p>
      <text:p text:style-name="Text_20_body">● сложный состав рабочего стола (использование более чем одной формы).</text:p>
      <text:p text:style-name="Text_20_body">● -MobileClientDigiSign ‑ выполняет проверку цифровой подписи конфигурации для мобильного клиента;</text:p>
      <text:p text:style-name="Text_20_body">● -Extension ‑ выполнить заданные проверки для указанного расширения.</text:p>
      <text:p text:style-name="Text_20_body">● -AllExtensions ‑ выполнить заданные проверки для всех расширений.</text:p>
      <text:p text:style-name="Text_20_body">/CheckCanApplyConfigurationExtensions [-Extension &lt;ИмяРасширения&gt;] [-AllZones] [-Z «Значения разделителей»]</text:p>
      <text:p text:style-name="Text_20_body">Выполняется проверка применимости расширения для использования в конкретной информационной базе.</text:p>
      <text:p text:style-name="Text_20_body">Допустимо использовать следующие параметры:</text:p>
      <text:p text:style-name="Text_20_body">● -Extension ‑ выполнить проверку для указанного расширения с учетом всех ранее загружаемых расширений. Если имя расширения не указано, то проверяются все расширения в порядке загрузки.</text:p>
      <text:p text:style-name="Text_20_body">● -AllZones ‑ необходимо проверить расширение во всех областях данных текущей информационной базы.</text:p>
      <text:p text:style-name="Text_20_body">● Не поддерживается совместное использование параметров -Extension и –AllZones, а также –Z и –AllZones.</text:p>
      <text:p text:style-name="Text_20_body">● Результат проверки применимости расширений для каждой области предваряется выводом -Z с указанием значений разделителей для проверяемой области.</text:p>
      <text:p text:style-name="Text_20_body">● -Z ‑ установка значений разделителей для выполнения проверки. Подробное описание см. <text:a xlink:type="simple" xlink:href="https://its.1c.ru/db/v8313doc/bookmark/dev/TI000000891" office:target-frame-name="_top" xlink:show="replace" text:style-name="Internet_20_link" text:visited-style-name="Visited_20_Internet_20_Link">здесь</text:a>. Если параметр -Z не указан ‑ проверка выполняется для области данных с неустановленными значениями разделителей.</text:p>
      <text:p text:style-name="Text_20_body">Если указаны одновременно параметр -Z и команда /Z, то значения разделителей, указанные в параметре -Z будут использоваться для запуска конфигуратора и выбора пользователя, а значения разделителей, указанные в команде /Z будут использоваться для указания области данных, для которой будет выполняться проверка применимости расширения.</text:p>
      <text:h text:style-name="Heading_20_3" text:outline-level="3"><text:bookmark text:name="_ref411434578"/><text:bookmark text:name="TI000000530"/><text:bookmark text:name="IssOgl2_7.4.6_Поддержка_конфигурации"/>7.4.6. Поддержка конфигурации</text:h>
      <text:p text:style-name="Text_20_body">/UpdateCfg &lt;имя cf или cfu файла&gt; -Settings &lt;имя файла настроек&gt; [-IncludeObjectsByUnresolvedRefs | -ClearUnresolvedRefs] [-DumpListOfTwiceChangedProperties] [-force]</text:p>
      <text:p text:style-name="Text_20_body">Выполнить обновление конфигурации, находящейся на поддержке.</text:p>
      <text:p text:style-name="Text_20_body">Выполнить объединение текущей конфигурации с файлом (с использованием файла настроек).</text:p>
      <text:p text:style-name="Text_20_body">Допустимо использовать следующие параметры:</text:p>
      <text:p text:style-name="Text_20_body">● &lt;имя cf‑ или cfu-файла&gt; ‑ имя файла с объединяемой конфигурацией (.cf-файл) или с файлом обновления конфигурации (.cfu-файл).</text:p>
      <text:p text:style-name="Text_20_body">● -Settings &lt;имя файла настроек&gt; ‑ позволяет указать имя файла с настройками объединения конфигураций. Формат и описание файла настроек объединения см. <text:a xlink:type="simple" xlink:href="https://its.1c.ru/db/content/v8313doc/src/руководство%20администратора/приложение%203.%20описание%20и%20расположение%20служебных%20файлов.htm?_=1542379434#_ref453753486" text:style-name="Internet_20_link" text:visited-style-name="Visited_20_Internet_20_Link">здесь</text:a>.</text:p>
      <text:p text:style-name="Text_20_body">● -IncludeObjectsByUnresolvedRefs ‑ если в настройках объединения есть объекты, не включенные в список объединяемых и отсутствующие в основной конфигурации, но на которые есть ссылки из объектов, включенных в список, то такие объекты также помечаются для объединения, и выполняется попытка продолжить объединение. Попытки выполняются, пока не останется объектов со ссылками на не включенные объекты, либо пока не выберется вся конфигурация. Аналогично кнопке Пометить все для объединения в окне с неразрешенными ссылками, только с повторением попыток (подробнее см. <text:a xlink:type="simple" xlink:href="https://its.1c.ru/db/v8313doc/bookmark/dev/TI000001089" office:target-frame-name="_top" xlink:show="replace" text:style-name="Internet_20_link" text:visited-style-name="Visited_20_Internet_20_Link">здесь</text:a>).</text:p>
      <text:p text:style-name="Text_20_body"><text:soft-page-break/>● -ClearUnresolvedRefs ‑ ссылки на объекты, не включенные в список объединяемых объектов, очищаются. Аналогично кнопке Продолжить в окне с неразрешенными ссылками (подробнее см. <text:a xlink:type="simple" xlink:href="https://its.1c.ru/db/v8313doc/bookmark/dev/TI000001089" office:target-frame-name="_top" xlink:show="replace" text:style-name="Internet_20_link" text:visited-style-name="Visited_20_Internet_20_Link">здесь</text:a>).</text:p>
      <text:p text:style-name="Text_20_body">● -DumpListOfTwiceChangedProperties ‑ вывести список всех дважды измененных свойств в файл для вывода служебных сообщений.</text:p>
      <text:p text:style-name="Text_20_body">● -force ‑ проводить объединение в случае наличия:</text:p>
      <text:p text:style-name="Text_20_body">● предупреждений об удаляемых объектах, на которые есть ссылки в объектах, не участвующих в объединении (такие объекты будут исключены из объединения).</text:p>
      <text:p text:style-name="Text_20_body">● предупреждений о наличии дважды измененных свойств, для которых не был выбран режим объединения (такие свойства будут объединены с настройками по умолчанию).</text:p>
      <text:p text:style-name="Text_20_body">● объектов, изменение которых запрещено правилами поддержки (такие объекты будут исключены из объединения).</text:p>
      <text:p text:style-name="Text_20_body">● предупреждений о применении настроек.</text:p>
      <text:p text:style-name="Text_20_body">Если не указан, то объединение будет прервано в вышеуказанных случаях.</text:p>
      <text:p text:style-name="Text_20_body">Предупреждение о наличии дважды измененных свойств будут выведены в файл для вывода служебных сообщений, которые выводятся в файл для вывода служебных сообщений вне зависимости от параметра -force.</text:p>
      <text:p text:style-name="Text_20_body">/ManageCfgSupport [–disableSupport [-force]]</text:p>
      <text:p text:style-name="Text_20_body">Позволяет снимать конфигурация с поддержки. Допустимо использование следующих параметров:</text:p>
      <text:p text:style-name="Text_20_body">● -disableSupport ‑ указывает на необходимость снятия конфигурации с поддержки. При отсутствии параметра генерируется ошибка.</text:p>
      <text:p text:style-name="Text_20_body">● -force ‑ выполнить снятие конфигурации с поддержки даже в том случае, если в конфигурации запрещены изменения. При отсутствии параметра будет сгенерирована ошибка, если попытка снятия с поддержки будет выполняться для конфигурации, для которой в интерактивном режиме управления поддержкой запрещены изменения.</text:p>
      <text:h text:style-name="Heading_20_3" text:outline-level="3"><text:bookmark text:name="_ref383431256"/><text:bookmark text:name="TI000000498"/><text:bookmark text:name="IssOgl2_7.4.7_Команды_создания_файла_поставки_и_обновления"/>7.4.7. Команды создания файла поставки и обновления</text:h>
      <text:p text:style-name="Text_20_body">/CreateTemplateListFile &lt;имя файла&gt; [-TemplatesSourcePath]</text:p>
      <text:p text:style-name="Text_20_body">Создать файла шаблонов конфигураций. Допустимо указывать следующие каталоги и использовать следующие параметры:</text:p>
      <text:p text:style-name="Text_20_body">● &lt;имя файла&gt; ‑ имя файла списка шаблонов конфигураций. Если не указано, создается в заданном каталоге с именем по умолчанию, если указано только имя создается с указанным именем в заданном каталоге. При указании полного пути используется данный путь;</text:p>
      <text:p text:style-name="Text_20_body">● -TemplatesSourcePath ‑ путь для поиска файлов шаблонов конфигураций. Если не задан, берется путь, установленный в системе в диалоге настройке при запуске.</text:p>
      <text:p text:style-name="Text_20_body">/CreateDistributivePackage &lt;имя каталога&gt; -File &lt;имя файла описания комплекта поставки&gt; -PackageFileName &lt;имя архива&gt; [-Option &lt;вариант поставки&gt;] [-MakeSetup] [-MakeFiles] [-digisign &lt;имя файла с параметрами лицензирования &gt;] [-WarningAsError]</text:p>
      <text:p text:style-name="Text_20_body">Выполнить создание архива с комплектом поставки или файлов комплекта поставки по готовому описанию комплекта поставки. В том случае, если для конфигурации задана подпись мобильного клиента, то перед выполнением команды выполняется проверка того, что установленная подпись соответствует текущим метаданным конфигурации. Если подпись конфигурации не соответствует конфигурации, то формируется <text:soft-page-break/>диагностическое сообщение, а дальнейшее поведение системы определяется наличием параметра -WarningAsError.</text:p>
      <text:p text:style-name="Text_20_body">Из параметров -MakeSetup и -MakeFiles может быть использован только один. При отсутствии этих параметров используется -MakeSetup (т.е. создается комплект поставки). Допустимо указывать следующие каталоги и использовать следующие параметры:</text:p>
      <text:p text:style-name="Text_20_body">● &lt;каталог создания комплекта поставки&gt; ‑ указание каталога создания комплекта поставки или файлов комплекта поставки.</text:p>
      <text:p text:style-name="Text_20_body">● -File &lt;файл описания комплекта поставки&gt; ‑ указание файла описания комплекта поставки.</text:p>
      <text:p text:style-name="Text_20_body">● -PackageFileName &lt;имя архива&gt; ‑ имя файла с zip-архивом комплекта поставки. Архив будет создан в &lt;каталог создания комплекта поставки&gt;. Используется только совместно с параметром -MakeSetup. Если переданное имя файла не имеет расширения «.zip», то оно будет добавлено автоматически. Если параметр не указан, то будет использоваться имя по умолчанию: updsetup.zip.</text:p>
      <text:p text:style-name="Text_20_body">● -Option &lt;вариант поставки&gt; ‑ создать вариант поставки из описания комплекта поставки. По умолчанию используется вариант поставки Полный.</text:p>
      <text:p text:style-name="Text_20_body">● -MakeSetup ‑ создавать комплект поставки.</text:p>
      <text:p text:style-name="Text_20_body">● -MakeFiles ‑ создавать файлы комплекта поставки.</text:p>
      <text:p text:style-name="Text_20_body">● -digisign &lt;имя файла с параметрами лицензирования&gt; ‑ указание параметров лицензирования рабочего места пользователя.</text:p>
      <text:p text:style-name="Text_20_body">● -WarningAsError ‑ при указании данного параметра несоответствие цифровой подписи мобильного клиента текущим метаданным трактуется как ошибка с прерыванием процесса. Если параметр не задан ‑ несоответствие подписи и конфигурации не считается ошибкой и процесс не прерывается.</text:p>
      <text:p text:style-name="Text_20_body">/CreateDistributionFiles [-cffile &lt;имя cf-файла&gt;] [-cfufile &lt;имя cfu-файла&gt; [-f &lt;имя cf-файла&gt;|-v &lt;версия дистрибутива&gt;]+][–digisign &lt;имя файла с параметрами лицензирования&gt;] [-WarningAsError]</text:p>
      <text:p text:style-name="Text_20_body">Выполнить создание файлов поставки и обновления. В том случае, если для конфигурации задана подпись мобильного клиента, то перед выполнением команды выполняется проверка того, что установленная подпись соответствует текущим метаданным конфигурации. Если подпись конфигурации не соответствует конфигурации, то формируется диагностическое сообщение, а дальнейшее поведение системы определяется наличием параметра -WarningAsError.</text:p>
      <text:p text:style-name="Text_20_body">Допустимо указывать следующие каталоги и использовать следующие параметры:</text:p>
      <text:p text:style-name="Text_20_body">● -cffile &lt;имя cf-файла&gt; ‑ указание создать файл поставки;</text:p>
      <text:p text:style-name="Text_20_body">● -cfufile &lt;имя cfu-файла&gt; ‑ указание создать файл обновления;</text:p>
      <text:p text:style-name="Text_20_body">● -f &lt;имя cf-файла&gt; ‑ дистрибутив, включаемый в обновление, задан именем;</text:p>
      <text:p text:style-name="Text_20_body">● -v &lt;версия дистрибутива&gt; ‑ дистрибутив, включаемый в обновление, задан версией;</text:p>
      <text:p text:style-name="Text_20_body">● -digisign &lt;имя файла с параметрами лицензирования&gt; ‑ указание параметров лицензирования рабочего места пользователя.</text:p>
      <text:p text:style-name="Text_20_body">● -WarningAsError ‑ при указании данного параметра несоответствие цифровой подписи мобильного клиента текущим метаданным трактуется как ошибка с прерыванием процесса. Если параметр не задан ‑ несоответствие подписи и конфигурации не считается ошибкой и процесс не прерывается.</text:p>
      <text:p text:style-name="Text_20_body">Группа параметров -f &lt;имя cf-файла&gt;|-v &lt;версия дистрибутива&gt; повторяется столько раз, сколько файлов дистрибутивов включается в обновление.</text:p>
      <text:p text:style-name="Text_20_body"><text:soft-page-break/>/CreateDistributive &lt;каталог создания комплекта поставки&gt; -File &lt;имя файла описания комплекта поставки&gt; [-Option &lt;вариант поставки&gt;] [-MakeSetup] [-MakeFiles] [-digisign &lt;имя файла с параметрами лицензирования &gt;] [-WarningAsError]</text:p>
      <text:p text:style-name="Text_20_body">Примечание. Данная команда является устаревшей и не рекомендуется для использования.</text:p>
      <text:p text:style-name="Text_20_body">Выполнить создание комплектов поставки и файлов комплектов поставки по готовому описанию комплекта поставки. В том случае, если для конфигурации задана подпись мобильного клиента, то перед выполнением команды выполняется проверка того, что установленная подпись соответствует текущим метаданным конфигурации. Если подпись конфигурации не соответствует конфигурации, то формируется диагностическое сообщение, а дальнейшее поведение системы определяется наличием параметра -WarningAsError.</text:p>
      <text:p text:style-name="Text_20_body">Из параметров -MakeSetup и -MakeFiles может быть использован только один. При отсутствии этих параметров используется -MakeSetup (т.е. создается комплект поставки). Допустимо указывать следующие каталоги и использовать следующие параметры:</text:p>
      <text:p text:style-name="Text_20_body">● &lt;каталог создания комплекта поставки&gt; ‑ указание каталога создания комплекта поставки или файлов комплекта поставки;</text:p>
      <text:p text:style-name="Text_20_body">● -File &lt;файл описания комплекта поставки&gt; ‑ указание файла описания комплекта поставки;</text:p>
      <text:p text:style-name="Text_20_body">● -Option &lt;вариант поставки&gt; ‑ создать вариант поставки из описания комплекта поставки. По умолчанию используется вариант поставки Полный;</text:p>
      <text:p text:style-name="Text_20_body">● -MakeSetup ‑ создавать комплект поставки;</text:p>
      <text:p text:style-name="Text_20_body">● -MakeFiles ‑ создавать файлы комплекта поставки;</text:p>
      <text:p text:style-name="Text_20_body">● -digisign &lt;имя файла с параметрами лицензирования&gt; ‑ указание параметров лицензирования рабочего места пользователя.</text:p>
      <text:p text:style-name="Text_20_body">● -WarningAsError ‑ при указании данного параметра несоответствие цифровой подписи мобильного клиента текущим метаданным трактуется как ошибка с прерыванием процесса. Если параметр не задан ‑ несоответствие подписи и конфигурации не считается ошибкой и процесс не прерывается.</text:p>
      <text:h text:style-name="Heading_20_3" text:outline-level="3"><text:bookmark text:name="_ref435702104"/><text:bookmark text:name="TI000000669"/><text:bookmark text:name="IssOgl2_7.4.8_Внешние_обработки_отчеты"/>7.4.8. Внешние обработки (отчеты)</text:h>
      <text:p text:style-name="Text_20_body">При выгрузке/загрузке внешних обработок (отчетов) следует понимать, как передается информация о типах в файлах формата XML в применении к пакетному режиму. Если внешняя обработка (отчет) содержит ссылки на объекты конфигурации, то при выгрузке такой обработки (отчета) в файлы, типы таких ссылок будут выгружаться в качестве уникальных идентификаторов типов. Следовательно, при загрузке из таких файлов, тип сможет определиться только в том случае, если обработка загружается или в эту же конфигурацию, или в конфигурацию, которая является потомком конфигурации, в которой выполнялась выгрузка. В других случаях типы не будут определены корректно.</text:p>
      <text:p text:style-name="Text_20_body">Чтобы избежать этой проблемы, выгрузку и загрузку следует выполнять с указанием параметров подключения к информационной базе в командной строке пакетного запуска конфигуратора. В этом случае вместо уникальных идентификаторов в файлах выгрузки будут подставляться текстовые представления типов. Для того чтобы в получившейся при загрузке обработке, была ссылка на реальный тип реальной конфигурации, необходимо при загрузке также указать параметры информационной базы. Если же выполнить загрузку без указания этих параметров, то информация о типе будет потеряна.</text:p>
      <text:p text:style-name="Text_20_body">Если внешняя обработка (отчет) не содержит ссылок на объекты конфигурации, то выгрузку/загрузку таких объектов можно выполнять без указания параметров подключения к информационной базе.</text:p>
      <text:p text:style-name="Text_20_body">/DumpExternalDataProcessorOrReportToFiles &lt;корневой файл выгрузки&gt; &lt;внешняя обработка (отчет)&gt; [-Format Plain|Hierarchical]</text:p>
      <text:p text:style-name="Text_20_body"><text:soft-page-break/>Выполняет выгрузку внешней обработки (отчета) в формате XML. Используется выгрузка формата 2.0 (подробнее см. <text:a xlink:type="simple" xlink:href="https://its.1c.ru/db/v8313doc/bookmark/dev/TI000001713" office:target-frame-name="_top" xlink:show="replace" text:style-name="Internet_20_link" text:visited-style-name="Visited_20_Internet_20_Link">здесь</text:a>).</text:p>
      <text:p text:style-name="Text_20_body">Допустимо использовать следующие параметры:</text:p>
      <text:p text:style-name="Text_20_body">● &lt;корневой файл выгрузки&gt; ‑ содержит полный путь к корневому каталогу выгрузки. Обязательный параметр.</text:p>
      <text:p text:style-name="Text_20_body">● &lt;внешняя обработка (отчет)&gt; ‑ полный путь к внешней обработке (отчету) в формате .epf (.erf).</text:p>
      <text:p text:style-name="Text_20_body">● -Format ‑ указывает формат выгрузки:</text:p>
      <text:p text:style-name="Text_20_body">● Plain ‑ линейный формат;</text:p>
      <text:p text:style-name="Text_20_body">● Hierarchical ‑ иерархический формат (по умолчанию).</text:p>
      <text:p text:style-name="Text_20_body">/LoadExternalDataProcessorOrReportFromFiles &lt;корневой файл выгрузки&gt; &lt;внешняя обработка (отчет)&gt;</text:p>
      <text:p text:style-name="Text_20_body">Выполняет загрузку внешней обработки (отчета) из формата XML. Используется выгрузка формата 2.0 (подробнее см. <text:a xlink:type="simple" xlink:href="https://its.1c.ru/db/v8313doc/bookmark/dev/TI000001713" office:target-frame-name="_top" xlink:show="replace" text:style-name="Internet_20_link" text:visited-style-name="Visited_20_Internet_20_Link">здесь</text:a>).</text:p>
      <text:p text:style-name="Text_20_body">Допустимо использовать следующие параметры:</text:p>
      <text:p text:style-name="Text_20_body">● &lt;корневой файл выгрузки&gt; ‑ содержит полный путь к корневому каталогу, который содержит внешнюю обработку (отчет) в файлах формата XML. Обязательный параметр.</text:p>
      <text:p text:style-name="Text_20_body">● &lt;внешняя обработка (отчет)&gt; ‑ полный путь к внешней обработке (отчету) в формате .epf (.erf), которая получится в результате загрузки. Расширение результирующего файла будет определено автоматически, на основании XML-файлов. Если в командной строке расширение указано неверно ‑ оно будет автоматически заменено на нужное расширение.</text:p>
      <text:h text:style-name="Heading_20_3" text:outline-level="3"><text:bookmark text:name="TI000000528"/><text:bookmark text:name="IssOgl2_7.4.9_Мобильное_приложение"/>7.4.9. Мобильное приложение</text:h>
      <text:p text:style-name="Text_20_body">/MobileAppUpdatePublication</text:p>
      <text:p text:style-name="Text_20_body">Обновить публикацию мобильного приложения, если она была ранее создана, в противном случае будет выдана ошибка. Возможно предварительное обновление конфигурации базы данных.</text:p>
      <text:p text:style-name="Text_20_body">/MobileAppWriteFile &lt;имя xml файла&gt;</text:p>
      <text:p text:style-name="Text_20_body">Сохранить конфигурацию в xml-файл. Указанный файл можно использовать для сборки приложения для мобильного устройства. Возможно предварительное обновление конфигурации базы данных.</text:p>
      <text:h text:style-name="Heading_20_3" text:outline-level="3"><text:bookmark text:name="_ref502245170"/><text:bookmark text:name="TI000000822"/><text:bookmark text:name="IssOgl2_7.4.10_Мобильный_клиент"/>7.4.10. Мобильный клиент</text:h>
      <text:p text:style-name="Text_20_body">/MobileClientWriteFile &lt;имя xml файла&gt;</text:p>
      <text:p text:style-name="Text_20_body">Сохранить конфигурацию в xml-файл. Указанный файл можно использовать для сборки мобильного клиента. Возможно предварительное обновление конфигурации базы данных.</text:p>
      <text:p text:style-name="Text_20_body">/MobileClientDigiSign</text:p>
      <text:p text:style-name="Text_20_body">Подписать конфигурацию мобильного клиента. Возможно предварительное обновление конфигурации базы данных.</text:p>
      <text:h text:style-name="Heading_20_3" text:outline-level="3"><text:bookmark text:name="TI000000531"/><text:bookmark text:name="IssOgl2_7.4.11_Журнал_регистрации"/>7.4.11. Журнал регистрации</text:h>
      <text:p text:style-name="Text_20_body">/ReduceEventLogSize &lt;Date&gt; [-saveAs &lt;имя файла&gt;] [-KeepSplitting]</text:p>
      <text:p text:style-name="Text_20_body">Выполнить сокращение журнала регистрации. Допустимо использование следующих параметров:</text:p>
      <text:p text:style-name="Text_20_body">● Date ‑ новая граница журнала регистраций в формате ГГГГ-ММ-ДД;</text:p>
      <text:p text:style-name="Text_20_body"><text:soft-page-break/>● -saveAs &lt;имя файла&gt; ‑ параметр для сохранения копии выгружаемых записей;</text:p>
      <text:p text:style-name="Text_20_body">● -KeepSplitting ‑ требуется сохранить разделение на файлы по периодам.</text:p>
      <text:h text:style-name="Heading_20_3" text:outline-level="3"><text:bookmark text:name="TI000000532"/><text:bookmark text:name="IssOgl2_7.4.12_Удаление_данных"/>7.4.12. Удаление данных</text:h>
      <text:p text:style-name="Text_20_body">/EraseData [/Z[&lt;разделители&gt;]]</text:p>
      <text:p text:style-name="Text_20_body">Выполнить удаление данных информационной базы. С помощью параметра /Z задается область, в которой будут удалены данные. Удаление данных доступно пользователю с правом Администрирование. Более подробное описание удаления области данных см. <text:a xlink:type="simple" xlink:href="https://its.1c.ru/db/v8313doc/bookmark/dev/TI000000898" office:target-frame-name="_top" xlink:show="replace" text:style-name="Internet_20_link" text:visited-style-name="Visited_20_Internet_20_Link">здесь</text:a>.</text:p>
      <text:h text:style-name="Heading_20_3" text:outline-level="3"><text:bookmark text:name="TI000000533"/><text:bookmark text:name="IssOgl2_7.4.13_Предопределенные_данные"/>7.4.13. Предопределенные данные</text:h>
      <text:p text:style-name="Text_20_body">/SetPredefinedDataUpdate [-Auto] [-UpdateAutomatically] [-DoNotUpdateAutomatically]</text:p>
      <text:p text:style-name="Text_20_body">Параметр предназначен для указания режимов обновления предопределенных данных. Допустимо использование следующих параметров:</text:p>
      <text:p text:style-name="Text_20_body">● -Auto ‑ фактическое значение вычисляется автоматически (значение по умолчанию). Для главного узла информационной базы ‑ значение будет равно -UpdateAutomatically, для периферийного узла информационной базы будет равно -DoNotUpdateAutomatically.</text:p>
      <text:p text:style-name="Text_20_body">● -UpdateAutomatically ‑ при реструктуризации информационной базы будет выполняться автоматическое создание предопределенных элементов и обновление существующих значений.</text:p>
      <text:p text:style-name="Text_20_body">● -DoNotUpdateAutomatically ‑ при реструктуризации информационной базы не будет выполняться автоматическое создание новых предопределенных элементов и обновление их значений.</text:p>
      <text:h text:style-name="Heading_20_3" text:outline-level="3"><text:bookmark text:name="TI000000534"/><text:bookmark text:name="IssOgl2_7.4.14_Распределенная_информационная_база"/>7.4.14. Распределенная информационная база</text:h>
      <text:p text:style-name="Text_20_body">/ResetMasterNode</text:p>
      <text:p text:style-name="Text_20_body">Отменить назначение главного узла распределенной информационной базы. Действие параметра аналогично вызову метода УстановитьГлавныйУзел() со значением параметра Неопределено.</text:p>
      <text:h text:style-name="Heading_20_3" text:outline-level="3"><text:bookmark text:name="_ref383431261"/><text:bookmark text:name="TI000000499"/><text:bookmark text:name="IssOgl2_7.4.15_Команды_работы_с_хранилищем_конфигурации"/>7.4.15. Команды работы с хранилищем конфигурации</text:h>
      <text:h text:style-name="Heading_20_4" text:outline-level="4"><text:bookmark text:name="TI000000802"/><text:bookmark text:name="IssOgl3_7.4.15.1_Параметры_доступа_к_хранилищу"/>7.4.15.1. Параметры доступа к хранилищу</text:h>
      <text:p text:style-name="Text_20_body">Команды, указывающие параметры доступа к хранилищу конфигурации, могут сочетаться с другими командами работы с хранилищем.</text:p>
      <text:p text:style-name="Text_20_body">/ConfigurationRepositoryF &lt;каталог хранилища&gt;</text:p>
      <text:p text:style-name="Text_20_body">Параметр предназначен для указания пути к хранилищу конфигурации.</text:p>
      <text:p text:style-name="Text_20_body">/ConfigurationRepositoryN &lt;имя&gt;</text:p>
      <text:p text:style-name="Text_20_body">Параметр предназначен для указания имени пользователя хранилища конфигурации.</text:p>
      <text:p text:style-name="Text_20_body">/ConfigurationRepositoryP &lt;пароль&gt;</text:p>
      <text:p text:style-name="Text_20_body">Параметр предназначен для указания пароля пользователя хранилища конфигурации.</text:p>
      <text:h text:style-name="Heading_20_4" text:outline-level="4"><text:bookmark text:name="_ref497392517"/><text:bookmark text:name="TI000000803"/><text:bookmark text:name="IssOgl3_7.4.15.2_Создание_хранилища"/>7.4.15.2. Создание хранилища</text:h>
      <text:p text:style-name="Text_20_body">/ConfigurationRepositoryCreate [-AllowConfigurationChanges -ChangesAllowedRule &lt;Правило поддержки&gt; -ChangesNotRecommendedRule &lt;Правило поддержки&gt;] [-NoBind] [-Extension &lt;Имя расширения&gt;]</text:p>
      <text:p text:style-name="Text_20_body">Создать хранилище конфигурации. Допустимо использовать следующие параметры:</text:p>
      <text:p text:style-name="Text_20_body"><text:soft-page-break/>● -AllowConfigurationChanges ‑ если конфигурация находится на поддержке без возможности изменения, будет включена возможность изменения.</text:p>
      <text:p text:style-name="Text_20_body">● -ChangesAllowedRule &lt;Правило поддержки&gt; ‑ устанавливает правило поддержки для объектов, для которых изменения разрешены поставщиком. Может быть установлено одно из следующих правил:</text:p>
      <text:p text:style-name="Text_20_body">● ObjectNotEditable ‑ объект поставщика не редактируется,</text:p>
      <text:p text:style-name="Text_20_body">● ObjectIsEditableSupportEnabled ‑ объект поставщика редактируется с сохранением поддержки,</text:p>
      <text:p text:style-name="Text_20_body">● ObjectNotSupported ‑ объект поставщика снят с поддержки.</text:p>
      <text:p text:style-name="Text_20_body">● -ChangesNotRecommendedRule ‑ устанавливает правило поддержки для объектов, для которых изменения не рекомендуются поставщиком. Может быть установлено одно из следующих правил:</text:p>
      <text:p text:style-name="Text_20_body">● ObjectNotEditable ‑ Объект поставщика не редактируется,</text:p>
      <text:p text:style-name="Text_20_body">● ObjectIsEditableSupportEnabled ‑ Объект поставщика редактируется с сохранением поддержки,</text:p>
      <text:p text:style-name="Text_20_body">● ObjectNotSupported ‑ Объект поставщика снят с поддержки.</text:p>
      <text:p text:style-name="Text_20_body">● -NoBind ‑ к созданному хранилищу подключение выполнено не будет.</text:p>
      <text:p text:style-name="Text_20_body">● -Extension &lt;Имя расширения&gt; ‑ позволяет указать имя расширения, хранилище которого будет создано данной командой. Если параметр не указан ‑ будет создано хранилище для основной конфигурации.</text:p>
      <text:h text:style-name="Heading_20_4" text:outline-level="4"><text:bookmark text:name="_ref497392529"/><text:bookmark text:name="TI000000804"/><text:bookmark text:name="IssOgl3_7.4.15.3_Работа_с_пользователями"/>7.4.15.3. Работа с пользователями</text:h>
      <text:p text:style-name="Text_20_body">/ConfigurationRepositoryAddUser -User &lt;Имя&gt; -Pwd &lt;Пароль&gt; -Rights &lt;Права&gt; [-RestoreDeletedUser] [-Extension &lt;Имя расширения&gt;]</text:p>
      <text:p text:style-name="Text_20_body">Создать пользователя хранилища конфигурации. Пользователь, от имени которого выполняется подключение к хранилищу, должен обладать административными правами. Если пользователь с указанным именем существует, то пользователь добавлен не будет. Допустимо использовать следующие параметры:</text:p>
      <text:p text:style-name="Text_20_body">● -User ‑ имя создаваемого пользователя.</text:p>
      <text:p text:style-name="Text_20_body">● -Pwd ‑ пароль создаваемого пользователя.</text:p>
      <text:p text:style-name="Text_20_body">● -Rights ‑ права пользователя. Возможные значения:</text:p>
      <text:p text:style-name="Text_20_body">● ReadOnly ‑ право на просмотр,</text:p>
      <text:p text:style-name="Text_20_body">● LockObjects ‑ право на захват объектов,</text:p>
      <text:p text:style-name="Text_20_body">● ManageConfigurationVersions ‑ право на изменение состава версий,</text:p>
      <text:p text:style-name="Text_20_body">● Administration ‑ право на административные функции.</text:p>
      <text:p text:style-name="Text_20_body">● -RestoreDeletedUser ‑ если обнаружен удаленный пользователь с таким же именем, он будет восстановлен.</text:p>
      <text:p text:style-name="Text_20_body">● -Extension &lt;Имя расширения&gt; ‑ позволяет указать имя расширения, с хранилищем которого будет выполняться команда. Если параметр не указан ‑ операция будет выполняться с хранилищем основной конфигурации.</text:p>
      <text:p text:style-name="Text_20_body">/ConfigurationRepositoryCopyUsers -Path &lt;путь&gt; -User &lt;Имя&gt; -Pwd &lt;Пароль&gt; [-RestoreDeletedUser] [-Extension &lt;Имя расширения&gt;]</text:p>
      <text:p text:style-name="Text_20_body">Выполнить копирования пользователей из другого хранилища конфигурации. Копирование удаленных пользователей не выполняется. Если пользователь с указанным именем существует, то пользователь не будет добавлен. Допустимо использовать следующие параметры:</text:p>
      <text:p text:style-name="Text_20_body">● -Path ‑ путь к хранилищу, из которого выполняется копирование пользователей.</text:p>
      <text:p text:style-name="Text_20_body"><text:soft-page-break/>● -User ‑ имя пользователя хранилища, из которого выполняется копирование пользователей.</text:p>
      <text:p text:style-name="Text_20_body">● -Pwd ‑ пароль пользователя хранилища, из которого выполняется копирование пользователей.</text:p>
      <text:p text:style-name="Text_20_body">● -RestoreDeletedUser ‑ если обнаружен удаленный пользователь с таким же именем, он будет восстановлен.</text:p>
      <text:p text:style-name="Text_20_body">● -Extension &lt;Имя расширения&gt; ‑ позволяет указать имя расширения, с хранилищем которого будет выполняться команда. Если параметр не указан ‑ операция будет выполняться с хранилищем основной конфигурации.</text:p>
      <text:h text:style-name="Heading_20_4" text:outline-level="4"><text:bookmark text:name="_ref497392537"/><text:bookmark text:name="TI000000805"/><text:bookmark text:name="IssOgl3_7.4.15.4_Операции_с_объектами"/>7.4.15.4. Операции с объектами</text:h>
      <text:p text:style-name="Text_20_body">/ConfigurationRepositoryLock [–Objects &lt;имя файла&gt;] [-revised] [-Extension &lt;Имя расширения&gt;]</text:p>
      <text:p text:style-name="Text_20_body">Выполняет захват объектов из хранилища конфигурации для редактирования.</text:p>
      <text:p text:style-name="Text_20_body">Допустимо использовать следующие параметры:</text:p>
      <text:p text:style-name="Text_20_body">● -Objects &lt;имя файла&gt; ‑ путь к файлу со списком объектов, которые будут участвовать в операции. Если файл указан ‑ в операции участвуют только указанные в файле объекты, в противном случае участвует вся конфигурация. Описание формата файла см. <text:a xlink:type="simple" xlink:href="https://its.1c.ru/db/content/v8313doc/src/руководство%20администратора/приложение%203.%20описание%20и%20расположение%20служебных%20файлов.htm?_=1542379434#_ref434583876" text:style-name="Internet_20_link" text:visited-style-name="Visited_20_Internet_20_Link">здесь</text:a>.</text:p>
      <text:p text:style-name="Text_20_body">● -revised ‑ получать захваченные объекты, если потребуется.</text:p>
      <text:p text:style-name="Text_20_body">● -Extension &lt;Имя расширения&gt; ‑ позволяет указать имя расширения, с хранилищем которого будет выполняться команда. Если параметр не указан ‑ операция будет выполняться с хранилищем основной конфигурации.</text:p>
      <text:p text:style-name="Text_20_body">Код возврата пакетного режима:</text:p>
      <text:p text:style-name="Text_20_body">● 0 ‑ нет ошибок.</text:p>
      <text:p text:style-name="Text_20_body">● 1 ‑ есть ошибки. Текст ошибки выводится в файл служебных сообщений.</text:p>
      <text:p text:style-name="Text_20_body">/ConfigurationRepositoryUnLock [–Objects &lt;имя файла&gt;] [-force] [-Extension &lt;Имя расширения&gt;]</text:p>
      <text:p text:style-name="Text_20_body">Выполняет отмену захвата объектов в хранилище конфигурации.</text:p>
      <text:p text:style-name="Text_20_body">Допустимо использовать следующие параметры:</text:p>
      <text:p text:style-name="Text_20_body">● -Objects &lt;имя файла&gt; ‑ путь к файлу со списком объектов, которые будут участвовать в операции. Если файл указан ‑ в операции участвуют только указанные в файле объекты, в противном случае участвует вся конфигурация. Описание формата файла см. <text:a xlink:type="simple" xlink:href="https://its.1c.ru/db/content/v8313doc/src/руководство%20администратора/приложение%203.%20описание%20и%20расположение%20служебных%20файлов.htm?_=1542379434#_ref434583876" text:style-name="Internet_20_link" text:visited-style-name="Visited_20_Internet_20_Link">здесь</text:a>.</text:p>
      <text:p text:style-name="Text_20_body">● -force ‑ описывает поведение с локально измененными объектами:</text:p>
      <text:p text:style-name="Text_20_body">● Параметр указан ‑ локально измененные объекты будут получены из хранилища. Изменения будут потеряны.</text:p>
      <text:p text:style-name="Text_20_body">● Параметр не указан ‑ при наличии локально измененных объектов будет выдана ошибка, и операция будет отменена целиком, для всех объектов, участвующих в операции.</text:p>
      <text:p text:style-name="Text_20_body">● -Extension &lt;Имя расширения&gt; ‑ позволяет указать имя расширения, с хранилищем которого будет выполняться команда. Если параметр не указан ‑ операция будет выполняться с хранилищем основной конфигурации.</text:p>
      <text:p text:style-name="Text_20_body">Код возврата пакетного режима:</text:p>
      <text:p text:style-name="Text_20_body">● 0 ‑ нет ошибок.</text:p>
      <text:p text:style-name="Text_20_body">● 1 ‑ есть ошибки. Текст ошибки выводится в файл служебных сообщений.</text:p>
      <text:p text:style-name="Text_20_body"><text:soft-page-break/>/ConfigurationRepositoryCommit [–Objects &lt;имя файла&gt;] [-comment &lt;текст комментария&gt;] [-keepLocked] [-force] [-Extension &lt;Имя расширения&gt;]</text:p>
      <text:p text:style-name="Text_20_body">Выполняет помещение изменений объектов в хранилище конфигурации.</text:p>
      <text:p text:style-name="Text_20_body">Допустимо использовать следующие параметры:</text:p>
      <text:p text:style-name="Text_20_body">● -Objects &lt;имя файла&gt; ‑ путь к файлу со списком объектов, которые будут участвовать в операции. Если файл указан ‑ в операции участвуют только указанные в файле объекты, в противном случае участвует вся конфигурация. Описание формата файла см. <text:a xlink:type="simple" xlink:href="https://its.1c.ru/db/content/v8313doc/src/руководство%20администратора/приложение%203.%20описание%20и%20расположение%20служебных%20файлов.htm?_=1542379434#_ref434583876" text:style-name="Internet_20_link" text:visited-style-name="Visited_20_Internet_20_Link">здесь</text:a>.</text:p>
      <text:p text:style-name="Text_20_body">● -comment &lt;текст комментария&gt; ‑ текст комментария к помещаемым объектам. Должен быть в двойных кавычках. Для задания многострочного комментария, каждая строка должна задаваться с помощью своего параметра -comment.</text:p>
      <text:p text:style-name="Text_20_body">● -keepLocked ‑ оставлять помещенные объекты захваченными. Если не указан, то после помещения изменений будет отменен захват для объектов, участвующих в операции.</text:p>
      <text:p text:style-name="Text_20_body">● -force ‑ описывает поведение при обнаружении ссылок на удаленные объекты:</text:p>
      <text:p text:style-name="Text_20_body">● Параметр указан ‑ будет выполнена попытка очистки ссылок.</text:p>
      <text:p text:style-name="Text_20_body">● Параметр не указан ‑ будет выдана ошибка.</text:p>
      <text:p text:style-name="Text_20_body">● -Extension &lt;Имя расширения&gt; ‑ позволяет указать имя расширения, с хранилищем которого будет выполняться команда. Если параметр не указан ‑ операция будет выполняться с хранилищем основной конфигурации.</text:p>
      <text:p text:style-name="Text_20_body">Код возврата пакетного режима:</text:p>
      <text:p text:style-name="Text_20_body">● 0 ‑ нет ошибок.</text:p>
      <text:p text:style-name="Text_20_body">● 1 ‑ есть ошибки. Текст ошибки выводится в файл служебных сообщений.</text:p>
      <text:h text:style-name="Heading_20_4" text:outline-level="4"><text:bookmark text:name="_ref497392545"/><text:bookmark text:name="TI000000806"/><text:bookmark text:name="IssOgl3_7.4.15.5_Операции_со_всей_конфигурацией"/>7.4.15.5. Операции со всей конфигурацией</text:h>
      <text:p text:style-name="Text_20_body">/ConfigurationRepositoryBindCfg [-forceBindAlreadyBindedUser] [-forceReplaceCfg] [-Extension &lt;Имя расширения&gt;]</text:p>
      <text:p text:style-name="Text_20_body">Выполняет подключение ранее неподключенной информационной базы к хранилищу конфигурации. Допустимо использовать следующие параметры:</text:p>
      <text:p text:style-name="Text_20_body">● -forceBindAlreadyBindedUser ‑ выполняет подключение даже в том случае, если для данного пользователя уже есть конфигурация, связанная с данным хранилищем.</text:p>
      <text:p text:style-name="Text_20_body">● -forceReplaceCfg ‑ если конфигурация непустая, данный параметр подтверждает замену конфигурации на конфигурацию из хранилища.</text:p>
      <text:p text:style-name="Text_20_body">● -Extension &lt;Имя расширения&gt; ‑ позволяет указать имя расширения, с хранилищем которого будет выполняться команда. Если параметр не указан ‑ операция будет выполняться с хранилищем основной конфигурации.</text:p>
      <text:p text:style-name="Text_20_body">/ConfigurationRepositoryUnbindCfg [-force] [-Extension &lt;Имя расширения&gt;]</text:p>
      <text:p text:style-name="Text_20_body">Выполнить отключение конфигурации от хранилища конфигурации (у пользователя должны быть административные права в данной информационной базе). Если пользователь аутентифицируется в хранилище (интерактивно или через параметры командной строки), то отключение конфигурации от хранилища также отражается в самом хранилище конфигурации (информация о подключении удаляется), если же пользователь не аутентифицировался в хранилище, то производится только локальное отключение конфигурации от хранилища.</text:p>
      <text:p text:style-name="Text_20_body"><text:soft-page-break/>В случае если в конфигурации имеются захваченные объекты, которые были изменены относительно хранилища, то будет выдано соответствующее сообщение и отключения не выполнится.</text:p>
      <text:p text:style-name="Text_20_body">–force ‑ параметр предназначен для пропуска диалога аутентификации (если не указаны параметры пользователя хранилища), а также для игнорирования наличия захваченных и измененных объектов.</text:p>
      <text:p text:style-name="Text_20_body">-Extension &lt;Имя расширения&gt; ‑ параметр позволяет указать имя расширения, с хранилищем которого будет выполняться команда. Если параметр не указан ‑ операция будет выполняться с хранилищем основной конфигурации.</text:p>
      <text:p text:style-name="Text_20_body">/ConfigurationRepositoryDumpCfg &lt;имя cf файла&gt; [-v &lt;номер версии хранилища&gt;] [-Extension &lt;Имя расширения&gt;]</text:p>
      <text:p text:style-name="Text_20_body">Сохранить конфигурацию из хранилища в файл. Допустимо использовать следующие параметры:</text:p>
      <text:p text:style-name="Text_20_body">● -v &lt;номер версии хранилища&gt; ‑ номер версии, если номер версии не указан, или равен -1, будет сохранена последняя версия.</text:p>
      <text:p text:style-name="Text_20_body">● -Extension &lt;Имя расширения&gt; ‑ позволяет указать имя расширения, с хранилищем которого будет выполняться команда. Если параметр не указан ‑ операция будет выполняться с хранилищем основной конфигурации.</text:p>
      <text:p text:style-name="Text_20_body">/ConfigurationRepositoryUpdateCfg [-v &lt;номер версии хранилища&gt;] [-revised] [-force] [-Objects &lt;имя файла&gt;] [-Extension &lt;Имя расширения&gt;]</text:p>
      <text:p text:style-name="Text_20_body">Обновить конфигурацию из хранилища.</text:p>
      <text:p text:style-name="Text_20_body">Допустимо использовать следующие параметры:</text:p>
      <text:p text:style-name="Text_20_body">● -v&lt;номер версии хранилища&gt; ‑ номер версии в хранилище конфигурации. В том случае, если конфигурация подключена к хранилищу, то номер версии (если он указан) игнорируется и будет получена актуальная версия конфигурации хранилища. Если конфигурация не подключена к хранилищу, то выполняется получение указанной версии, а если версия не указана (или значение равно -1) ‑ будет получена актуальная версия конфигурации;</text:p>
      <text:p text:style-name="Text_20_body">● -revised ‑ получать захваченные объекты, если потребуется. Если конфигурация не подключена к хранилищу, то параметр игнорируется;</text:p>
      <text:p text:style-name="Text_20_body">● -force ‑ если при пакетном обновлении конфигурации из хранилища должны быть получены новые объекты конфигурации или удалиться существующие, указание этого параметра свидетельствует о подтверждении пользователем описанных выше операций. Если параметр не указан ‑ действия выполнены не будут.</text:p>
      <text:p text:style-name="Text_20_body">● -Objects &lt;имя файла&gt; ‑ путь к файлу со списком объектов, которые будут участвовать в операции. Если файл указан ‑ в операции участвуют только указанные в файле объекты, в противном случае участвует вся конфигурация. Описание формата файла см. <text:a xlink:type="simple" xlink:href="https://its.1c.ru/db/content/v8313doc/src/руководство%20администратора/приложение%203.%20описание%20и%20расположение%20служебных%20файлов.htm?_=1542379434#_ref434583876" text:style-name="Internet_20_link" text:visited-style-name="Visited_20_Internet_20_Link">здесь</text:a>.</text:p>
      <text:p text:style-name="Text_20_body">● -Extension &lt;Имя расширения&gt; ‑ позволяет указать имя расширения, с хранилищем которого будет выполняться команда. Если параметр не указан ‑ операция будет выполняться с хранилищем основной конфигурации.</text:p>
      <text:h text:style-name="Heading_20_4" text:outline-level="4"><text:bookmark text:name="_ref497392551"/><text:bookmark text:name="TI000000807"/><text:bookmark text:name="IssOgl3_7.4.15.6_Сервисные_операции"/>7.4.15.6. Сервисные операции</text:h>
      <text:p text:style-name="Text_20_body">/ConfigurationRepositorySetLabel [-v &lt;номер версии хранилища&gt;] [-name] &lt;имя метки&gt; [-comment &lt;текст комментария&gt;] [-Extension &lt;Имя расширения&gt;]</text:p>
      <text:p text:style-name="Text_20_body">Устанавливает метку на версию хранилища.</text:p>
      <text:p text:style-name="Text_20_body">Допустимо использовать следующие параметры:</text:p>
      <text:p text:style-name="Text_20_body"><text:soft-page-break/>● -v &lt;номер версии хранилища&gt; ‑ номер версии хранилища, для которого устанавливается метка. Если версия не указана, метка ставится для самой последнее версии хранилища. Если указана несуществующая версия, выдается ошибка.</text:p>
      <text:p text:style-name="Text_20_body">● -name &lt;имя метки&gt; ‑ текст метки в двойных кавычках.</text:p>
      <text:p text:style-name="Text_20_body">● -comment &lt;текст комментария&gt; ‑ текст комментария к устанавливаемой метки. Должен быть в двойных кавычках. Для задания многострочного комментария, каждая строка должна задаваться с помощью своего параметра -comment.</text:p>
      <text:p text:style-name="Text_20_body">● -Extension &lt;Имя расширения&gt; ‑ позволяет указать имя расширения, с хранилищем которого будет выполняться команда. Если параметр не указан ‑ операция будет выполняться с хранилищем основной конфигурации.</text:p>
      <text:p text:style-name="Text_20_body">Код возврата пакетного режима:</text:p>
      <text:p text:style-name="Text_20_body">● 0 ‑ нет ошибок.</text:p>
      <text:p text:style-name="Text_20_body">● 1 ‑ есть ошибки. Текст ошибки выводится в файл служебных сообщений.</text:p>
      <text:p text:style-name="Text_20_body">/ConfigurationRepositoryReport &lt;имя файла&gt; [-NBegin &lt;номер версии&gt;] [-NEnd &lt;номер версии&gt;] [-GroupByObject] [-GroupByComment] [-Extension &lt;Имя расширения&gt;]</text:p>
      <text:p text:style-name="Text_20_body">Выполнить построение отчета по истории хранилища. Если параметры группировки не указаны и режим совместимости конфигурации равен значению Не использовать, то отчет формируется с группировкой по версиям. В режимах совместимости Версия 8.1 и Версия 8.2.13 отчет формируется с группировкой по объектам. Если конфигурация базы данных отличается от редактируемой по свойству совместимости, при обработке командной строки учитывается значение режима совместимости конфигурации базы данных. Допустимо указывать следующие имена файлов и использовать следующие параметры:</text:p>
      <text:p text:style-name="Text_20_body">● &lt;имя файла&gt; ‑ имя файла, в который выводится отчет;</text:p>
      <text:p text:style-name="Text_20_body">● -NBegin ‑ номер сохраненной версии, от которой начинается строиться отчет;</text:p>
      <text:p text:style-name="Text_20_body">● -NEnd ‑ номер сохраненной версии, по которую строится отчет;</text:p>
      <text:p text:style-name="Text_20_body">● -GroupByObject ‑ признак формирования отчета по версиям с группировкой по объектам;</text:p>
      <text:p text:style-name="Text_20_body">● -GroupByComment ‑ признак формирования отчета по версиям с группировкой по комментарию.</text:p>
      <text:p text:style-name="Text_20_body">● -Extension &lt;Имя расширения&gt; ‑ позволяет указать имя расширения, с хранилищем которого будет выполняться команда. Если параметр не указан ‑ операция будет выполняться с хранилищем основной конфигурации.</text:p>
      <text:p text:style-name="Text_20_body">/ConfigurationRepositoryOptimizeData [-Extension &lt;Имя расширения&gt;]</text:p>
      <text:p text:style-name="Text_20_body">Выполняет оптимизацию хранения данных в хранилище конфигурации.</text:p>
      <text:h text:style-name="Heading_20_4" text:outline-level="4"><text:bookmark text:name="_ref497392564"/><text:bookmark text:name="TI000000808"/><text:bookmark text:name="IssOgl3_7.4.15.7_Операции_с_кешем_хранилища"/>7.4.15.7. Операции с кешем хранилища</text:h>
      <text:p text:style-name="Text_20_body">/ConfigurationRepositoryClearCache [-Extension &lt;Имя расширения&gt;]</text:p>
      <text:p text:style-name="Text_20_body">Выполнить очистку локальной базы данных хранилища конфигурации.</text:p>
      <text:p text:style-name="Text_20_body">Параметр -Extension &lt;Имя расширения&gt; позволяет указать имя расширения, с хранилищем которого будет выполняться команда. Если параметр не указан ‑ операция будет выполняться с хранилищем основной конфигурации.</text:p>
      <text:p text:style-name="Text_20_body">/ConfigurationRepositoryClearLocalCache [-Extension &lt;Имя расширения&gt;]</text:p>
      <text:p text:style-name="Text_20_body">Выполнить очистку локального кеша версий конфигурации.</text:p>
      <text:p text:style-name="Text_20_body"><text:soft-page-break/>Параметр -Extension &lt;Имя расширения&gt; позволяет указать имя расширения, с хранилищем которого будет выполняться команда. Если параметр не указан ‑ операция будет выполняться с хранилищем основной конфигурации.</text:p>
      <text:p text:style-name="Text_20_body">/ConfigurationRepositoryClearGlobalCache [-Extension &lt;Имя расширения&gt;]</text:p>
      <text:p text:style-name="Text_20_body">Выполнить очистку глобального кеша версий конфигурации.</text:p>
      <text:p text:style-name="Text_20_body">Параметр -Extension &lt;Имя расширения&gt; позволяет указать имя расширения, с хранилищем которого будет выполняться команда. Если параметр не указан ‑ операция будет выполняться с хранилищем основной конфигурации.</text:p>
      <text:h text:style-name="Heading_20_3" text:outline-level="3"><text:bookmark text:name="_ref470191426"/><text:bookmark text:name="TI000000739"/><text:bookmark text:name="IssOgl2_7.4.16_Команды_работы_в_режиме_агента"/>7.4.16. Команды работы в режиме агента</text:h>
      <text:p text:style-name="Text_20_body">/AgentMode</text:p>
      <text:p text:style-name="Text_20_body">Включает режим агента конфигуратора. При наличии этой команды игнорируются команды /DisableStartupMessages /DisableStartupDialogs, если таковые указаны.</text:p>
      <text:p text:style-name="Text_20_body">/AgentPort &lt;Порт&gt;</text:p>
      <text:p text:style-name="Text_20_body">Указывает номер TCP-порта, который использует агент в режиме SSH-сервера. Если команда не указана, то по умолчанию используется TCP-порт с номером 1543.</text:p>
      <text:p text:style-name="Text_20_body">/AgentListenAddress &lt;Адрес&gt;</text:p>
      <text:p text:style-name="Text_20_body">Параметр команды позволяет указать IP-адрес, который будет прослушиваться агентом. Если команда не указан, то по умолчанию используется IP-адрес 127.0.0.1.</text:p>
      <text:p text:style-name="Text_20_body">/AgentSSHHostKey &lt;приватный ключ&gt;</text:p>
      <text:p text:style-name="Text_20_body">Параметр команды позволяет указать путь к закрытому ключу хоста. Если параметр не указан, то должна быть указана команда /AgentSSHHostKeyAuto. Если не указан ни одна команда ‑ запуск в режиме агента будет невозможен.</text:p>
      <text:p text:style-name="Text_20_body">/AgentSSHHostKeyAuto</text:p>
      <text:p text:style-name="Text_20_body">Команда указывает, что закрытый ключ хоста имеет следующее расположение (в зависимости от используемой операционной системы):</text:p>
      <text:p text:style-name="Text_20_body">● Для ОС Windows: %LOCALAPPDATA%\1C\1cv8\host_id.</text:p>
      <text:p text:style-name="Text_20_body">● Для ОС Linux: ~/.1cv8/1C/1cv8/host_id.</text:p>
      <text:p text:style-name="Text_20_body">● Для ОС macOS: ~/.1cv8/1C/1cv8/host_id.</text:p>
      <text:p text:style-name="Text_20_body">Если указанный файл не будет обнаружен, то будет создан закрытый ключ для алгоритма RSA с длиной ключа 2 048 бит.</text:p>
      <text:p text:style-name="Text_20_body">/AgentBaseDir &lt;рабочий каталог&gt;</text:p>
      <text:p text:style-name="Text_20_body">Данная команда позволяет указать рабочий каталог, который используется при работе SFTP-сервера, а также при работе команд загрузки/выгрузки конфигурации.</text:p>
      <text:p text:style-name="Text_20_body">Если команда не указана, то будет использован следующий каталог:</text:p>
      <text:p text:style-name="Text_20_body">● Для ОС Windows: %LOCALAPPDATA%\1C\1cv8\&lt;Уникальный идентификатор информационной базы&gt;\sftp.</text:p>
      <text:p text:style-name="Text_20_body">● Для ОС Linux: ~/.1cv8/1C/1cv8/&lt;Уникальный идентификатор информационной базы&gt;/sftp.</text:p>
      <text:p text:style-name="Text_20_body">● Для ОС macOS: ~/.1cv8/1C/1cv8/&lt;Уникальный идентификатор информационной базы&gt;/sftp.</text:p>
      <text:p text:style-name="Text_20_body"><text:soft-page-break/>Смотри также:</text:p>
      <text:p text:style-name="Text_20_body">● <text:a xlink:type="simple" xlink:href="https://its.1c.ru/db/content/v8313doc/src/руководство%20администратора/приложение%204.%20вспомогательные%20утилиты.htm?_=1542379434#_ref470187295" text:style-name="Internet_20_link" text:visited-style-name="Visited_20_Internet_20_Link">Работа конфигуратора в режиме агента</text:a>.</text:p>
      <text:h text:style-name="Heading_20_3" text:outline-level="3"><text:bookmark text:name="_ref470542041"/><text:bookmark text:name="TI000000535"/><text:bookmark text:name="IssOgl2_7.4.17_Прочие_параметры"/>7.4.17. Прочие параметры</text:h>
      <text:p text:style-name="Text_20_body">/Visible</text:p>
      <text:p text:style-name="Text_20_body">Делает исполнение пакетной команды видимым пользователю. На время работы конфигуратора открывается окно заставки.</text:p>
      <text:p text:style-name="Text_20_body">При исполнении в режиме агента ‑ отображает на экране информационное окно.</text:p>
      <text:p text:style-name="Text_20_body">/RunEnterprise</text:p>
      <text:p text:style-name="Text_20_body">Запустить «1С:Предприятие» после исполнения пакетной команды. После команды может быть указана дополнительная командная строка. При запуске «1С:Предприятия», переданные в ней параметры будут использованы вместо параметров текущей сессии. Дополнительная командная строка обязательно должна быть в кавычках, вложенные в нее кавычки должны быть удвоены.</text:p>
      <text:p text:style-name="Text_20_body">/ConvertFiles &lt;имя файла|путь&gt;</text:p>
      <text:p text:style-name="Text_20_body">Выполнить пакетную конвертацию файлов 1С:Предприятия 8.x. &lt;имя файла|путь&gt; ‑ имя файла или каталога.</text:p>
      <text:p text:style-name="Text_20_body">Если задан каталог, осуществляется конвертация всех доступных документов в указанном каталоге и вложенных каталогах. Для успешной конвертации файлы должны быть доступны для записи. Если указанный в качестве параметра файл недоступен для записи, выдается сообщение об ошибке.</text:p>
      <text:p text:style-name="Text_20_body">В случае режима работы с каталогом, недоступные для записи файлы пропускаются без выдачи сообщений об ошибке.</text:p>
      <text:p text:style-name="Text_20_body">Для работы данного механизма должен быть запущен конфигуратор и открыта конфигурация, в среде которой будет производиться конвертация. Имя информационной базы и параметры авторизации можно указать через стандартные параметры командной строки. В случае отсутствия таких параметров, будут выданы соответствующие запросы, как и в других аналогичных механизмах командной строки, работающих в режиме Конфигуратор.</text:p>
      <text:p text:style-name="Text_20_body">/DumpResult &lt;имя файла&gt;</text:p>
      <text:p text:style-name="Text_20_body">Записать результат работы конфигуратора в файл. Результат ‑ число (0 ‑ в случае успеха).</text:p>
      <text:h text:style-name="Heading_20_2" text:outline-level="2"><text:bookmark text:name="_ref383431267"/><text:bookmark text:name="TI000000500"/><text:bookmark text:name="IssOgl1_7.5_Регистрация_1С_Предприятия_в_качестве_OLE-Automation-сервера"/>7.5. Регистрация «1С:Предприятия» в качестве OLE-Automation-сервера</text:h>
      <text:p text:style-name="Text_20_body">/RegServer [-AllUsers | -CurrentUser | -Auto]</text:p>
      <text:p text:style-name="Text_20_body">Выполнить регистрацию объектов «V83.Application» и «V83C.Application». Допустимо использовать один из следующих параметров:</text:p>
      <text:p text:style-name="Text_20_body">● -AllUsers ‑ выполняется регистрация для всех пользователей компьютера. Если прав для такой регистрации у пользователя недостаточно, то сообщается об ошибке. Если указан параметр /Out &lt;ИмяФайла&gt;, сообщение выводится в файл, в противном случае ‑ на экран пользователю.</text:p>
      <text:p text:style-name="Text_20_body">● -CurrentUser ‑ выполняется регистрация для текущего пользователя.</text:p>
      <text:p text:style-name="Text_20_body">● -Auto ‑ выполняется регистрация для всех пользователей компьютера, если есть права и для текущего пользователя, если прав нет, без диалогов.</text:p>
      <text:p text:style-name="Text_20_body">Если необязательные параметры не указаны, то регистрация выполняется в зависимости от наличия привилегий у пользователя, от чьего имени выполняется регистрация:</text:p>
      <text:p text:style-name="Text_20_body"><text:soft-page-break/>● есть привилегии на регистрацию для всего компьютера ‑ объект регистрируется для компьютера;</text:p>
      <text:p text:style-name="Text_20_body">● недостаточно привилегий на регистрацию для всего компьютера ‑ задается вопрос о необходимости выполнении регистрации для текущего пользователя.</text:p>
      <text:p text:style-name="Text_20_body">/UnregServer</text:p>
      <text:p text:style-name="Text_20_body">Отменить регистрацию объектов V83.Application и V83C.Application.</text:p>
      <text:h text:style-name="Heading_20_2" text:outline-level="2"><text:bookmark text:name="_ref383431910"/><text:bookmark text:name="TI000000501"/><text:bookmark text:name="IssOgl1_7.6_Строка_соединения_с_информационной_базой"/>7.6. Строка соединения с информационной базой</text:h>
      <text:h text:style-name="Heading_20_3" text:outline-level="3"><text:bookmark text:name="TI000000823"/><text:bookmark text:name="IssOgl2_7.6.1_Общая_информация"/>7.6.1. Общая информация</text:h>
      <text:p text:style-name="Text_20_body">Строка соединения ‑ строка, задающая параметры информационной базы, каждый из которых представляет собой фрагмент вида &lt;Имя параметра&gt;=&lt;Значение&gt;, где:</text:p>
      <text:p text:style-name="Text_20_body">● Имя параметра ‑ имя параметра;</text:p>
      <text:p text:style-name="Text_20_body">● Значение ‑ его значение.</text:p>
      <text:p text:style-name="Text_20_body">Фрагменты отделяются друг от друга символами ;. Если значение содержит пробельные символы, то оно должно быть заключено в двойные кавычки ("). Набор параметров определяется вариантом создаваемой информационной базы ‑ файловый или клиент-серверный. Также существует общий набор параметров, пригодный для любого варианта информационной базы.</text:p>
      <text:p text:style-name="Text_20_body">Строка соединения указывается в форме списка информационных баз под списком, может быть задана в параметре командной строки выбора режима CREATEINFOBASE, как параметр методов СоздатьНачальныйОбраз().</text:p>
      <text:h text:style-name="Heading_20_3" text:outline-level="3"><text:bookmark text:name="TI000000503"/><text:bookmark text:name="IssOgl2_7.6.2_Общий_набор_параметров"/>7.6.2. Общий набор параметров</text:h>
      <text:p text:style-name="Text_20_body">Usr</text:p>
      <text:p text:style-name="Text_20_body">Указывает имя пользователя.</text:p>
      <text:p text:style-name="Text_20_body">Pwd</text:p>
      <text:p text:style-name="Text_20_body">Указывает пароль пользователя.</text:p>
      <text:p text:style-name="Text_20_body">LicDstr</text:p>
      <text:p text:style-name="Text_20_body">Управляет получением клиентских лицензий через сервер 1С:Предприятия. Значение параметра:</text:p>
      <text:p text:style-name="Text_20_body">● Y ‑ получать клиентскую лицензию через сервер «1С:Предприятия». Если клиентское приложение не получило программную лицензию или аппаратную лицензию из локального ключа HASP или из сетевого ключа HASP, то производится попытка получения клиентской лицензии через сервер 1С:Предприятия.</text:p>
      <text:p text:style-name="Text_20_body">● N ‑ не получать клиентскую лицензию через сервер 1С:Предприятия. Значение по умолчанию.</text:p>
      <text:p text:style-name="Text_20_body">Z n</text:p>
      <text:p text:style-name="Text_20_body">Установка значений разделителей прикладного решения.</text:p>
      <text:p text:style-name="Text_20_body">Подробное описание см. <text:a xlink:type="simple" xlink:href="https://its.1c.ru/db/v8313doc/bookmark/dev/TI000000891" office:target-frame-name="_top" xlink:show="replace" text:style-name="Internet_20_link" text:visited-style-name="Visited_20_Internet_20_Link">здесь</text:a>.</text:p>
      <text:p text:style-name="Text_20_body">prmod</text:p>
      <text:p text:style-name="Text_20_body">Указывает на необходимость выполнить запуск системы в привилегированном режиме (значение параметра равно 1). Запуск разрешен аутентифицированному пользователю, имеющему административные права. Журнал регистрации фиксирует установку или отказ в возможности установки режима привилегированного сеанса.</text:p>
      <text:h text:style-name="Heading_20_3" text:outline-level="3"><text:bookmark text:name="_ref445891342"/><text:bookmark text:name="_ref445891341"/><text:bookmark text:name="TI000000504"/><text:bookmark text:name="IssOgl2_7.6.3_Параметры_для_файлового_варианта_информационной_базы"/><text:soft-page-break/>7.6.3. Параметры для файлового варианта информационной базы</text:h>
      <text:p text:style-name="Text_20_body">File</text:p>
      <text:p text:style-name="Text_20_body">Имя каталога, в котором размещается файл информационной базы;</text:p>
      <text:p text:style-name="Text_20_body">Locale</text:p>
      <text:p text:style-name="Text_20_body">Язык (страна), который будет использован при открытии или создании информационной базы. Допустимые значения такие же, как у параметра &lt;Форматная строка&gt; метода Формат(). Параметр Locale задавать не обязательно. Если параметр не задан, то будут использованы региональные установки текущей информационной базы.</text:p>
      <text:p text:style-name="Text_20_body">DBFormat</text:p>
      <text:p text:style-name="Text_20_body">Указывает формат, в котором будет создаваться база данных в файловом варианте.</text:p>
      <text:p text:style-name="Text_20_body">Возможные значения: 8.2.14 и 8.3.8.</text:p>
      <text:p text:style-name="Text_20_body">Значение по умолчанию: 8.2.14.</text:p>
      <text:p text:style-name="Text_20_body">DBPageSize</text:p>
      <text:p text:style-name="Text_20_body">Указывает размер страницы создаваемой базы данных в формате 8.3.8 (формат задается параметром DBFormat).</text:p>
      <text:p text:style-name="Text_20_body">Возможные значения: 4096 или 4k, 8192 или 8k, 16384 или 16k, 32768 или 32k, 65536 или 64k.</text:p>
      <text:p text:style-name="Text_20_body">Значение по умолчанию: 4096 или 4k.</text:p>
      <text:h text:style-name="Heading_20_3" text:outline-level="3"><text:bookmark text:name="_ref457470963"/><text:bookmark text:name="_ref457470962"/><text:bookmark text:name="TI000000505"/><text:bookmark text:name="IssOgl2_7.6.4_Параметры_для_клиент-серверного_варианта_информационной_базы"/>7.6.4. Параметры для клиент-серверного варианта информационной базы</text:h>
      <text:p text:style-name="Text_20_body">Srvr</text:p>
      <text:p text:style-name="Text_20_body">Srvr ‑ имя сервера «1С:Предприятия» в формате: [&lt;протокол&gt;://]&lt;адрес&gt;[:&lt;порт&gt;], где:</text:p>
      <text:p text:style-name="Text_20_body">● &lt;протокол&gt; ‑ не обязателен, поддерживается только протокол TCP,</text:p>
      <text:p text:style-name="Text_20_body">● &lt;адрес&gt; ‑ имя сервера или IP-адрес сервера в форматах IPv4 или IPv6,</text:p>
      <text:p text:style-name="Text_20_body">● &lt;порт&gt; ‑ не обязателен, порт главного менеджера кластера, по умолчанию равен 1541.</text:p>
      <text:p text:style-name="Text_20_body">Например:</text:p>
      <text:p text:style-name="Text_20_body">● server ‑ указано имя сервера, остальные параметры используются по умолчанию;</text:p>
      <text:p text:style-name="Text_20_body">● tcp://server:1641 ‑ указан протокол, имя сервера и порт;</text:p>
      <text:p text:style-name="Text_20_body">● 127.0.0.1:1541 ‑ указан IP-адрес сервера (в формате IPv4) и порт;</text:p>
      <text:p text:style-name="Text_20_body">● [fe10::c47b:90b7:fa32:a2fa%12] ‑ указан IP-адрес сервера (в формате IPv6), при этом протокол и порт принимают значения по умолчанию.</text:p>
      <text:p text:style-name="Text_20_body">Для обеспечения бесперебойной работы клиентских приложений возможно указание нескольких адресов кластера. Для этого:</text:p>
      <text:p text:style-name="Text_20_body">● Значением параметра Srvr может быть список адресов кластера через запятую. Пробелы в данном списке недопустимы.</text:p>
      <text:p text:style-name="Text_20_body">● В диалоге добавления информационной базы в клиентском приложении значением свойства Кластер серверов 1С:Предприятия может быть список адресов кластера через запятую.</text:p>
      <text:p text:style-name="Text_20_body">Ref</text:p>
      <text:p text:style-name="Text_20_body">Имя информационной базы на сервере «1С:Предприятия».</text:p>
      <text:p text:style-name="Text_20_body"><text:soft-page-break/>DBMS</text:p>
      <text:p text:style-name="Text_20_body">Тип используемого сервера баз данных:</text:p>
      <text:p text:style-name="Text_20_body">● MSSQLServer ‑ Microsoft SQL Server;</text:p>
      <text:p text:style-name="Text_20_body">● PostgreSQL ‑ PostgreSQL;</text:p>
      <text:p text:style-name="Text_20_body">● IBMDB2 ‑ IBM DB2;</text:p>
      <text:p text:style-name="Text_20_body">● OracleDatabase ‑ Oracle Database.</text:p>
      <text:p text:style-name="Text_20_body">DBSrvr</text:p>
      <text:p text:style-name="Text_20_body">Имя сервера баз данных.</text:p>
      <text:p text:style-name="Text_20_body">DB</text:p>
      <text:p text:style-name="Text_20_body">Имя базы данных в сервере баз данных.</text:p>
      <text:p text:style-name="Text_20_body">DBUID</text:p>
      <text:p text:style-name="Text_20_body">Имя пользователя сервера баз данных.</text:p>
      <text:p text:style-name="Text_20_body">DBPwd</text:p>
      <text:p text:style-name="Text_20_body">Пароль пользователя сервера баз данных. Если пароль для пользователя сервера баз данных не задан, то данный параметр можно не указывать.</text:p>
      <text:p text:style-name="Text_20_body">SQLYOffs</text:p>
      <text:p text:style-name="Text_20_body">Смещение дат, используемое для хранения дат в Microsoft SQL Server. Может принимать значения 0 или 2000. Данный параметр задавать не обязательно. Если не задан, принимается значение 0.</text:p>
      <text:p text:style-name="Text_20_body">Locale</text:p>
      <text:p text:style-name="Text_20_body">Язык (страна), аналогично файловому варианту.</text:p>
      <text:p text:style-name="Text_20_body">CrSQLDB</text:p>
      <text:p text:style-name="Text_20_body">Создать базу данных в случае ее отсутствия. Значение параметра:</text:p>
      <text:p text:style-name="Text_20_body">● Y ‑ создавать базу данных в случае отсутствия.</text:p>
      <text:p text:style-name="Text_20_body">● N ‑ не создавать. Значение по умолчанию.</text:p>
      <text:p text:style-name="Text_20_body">SchJobDn</text:p>
      <text:p text:style-name="Text_20_body">В созданной информационной базе запретить выполнение регламентных созданий. Значение параметра:</text:p>
      <text:p text:style-name="Text_20_body">● Y ‑ разрешить;</text:p>
      <text:p text:style-name="Text_20_body">● N ‑ запретить. Значение по умолчанию.</text:p>
      <text:p text:style-name="Text_20_body">SUsr</text:p>
      <text:p text:style-name="Text_20_body">Имя администратора кластера, в котором должен быть создан начальный образ. Параметр необходимо задавать, если в кластере определены администраторы и для них аутентификация операционной системы не установлена или не подходит;</text:p>
      <text:p text:style-name="Text_20_body">SPwd</text:p>
      <text:p text:style-name="Text_20_body">Пароль администратора кластера.</text:p>
      <text:h text:style-name="Heading_20_2" text:outline-level="2"><text:bookmark text:name="_ref422153559"/><text:bookmark text:name="_ref422153558"/><text:bookmark text:name="TI000000502"/><text:bookmark text:name="IssOgl1_7.7_Командная_строка_веб-клиента"/><text:soft-page-break/>7.7. Командная строка веб-клиента</text:h>
      <text:p text:style-name="Text_20_body">O=&lt;скорость соединения&gt;</text:p>
      <text:p text:style-name="Text_20_body">Определяет скорость соединения:</text:p>
      <text:p text:style-name="Text_20_body">● Normal ‑ обычная,</text:p>
      <text:p text:style-name="Text_20_body">● Low ‑ низкая скорость соединения.</text:p>
      <text:p text:style-name="Text_20_body">C=&lt;строка текста&gt;</text:p>
      <text:p text:style-name="Text_20_body">Передача параметра в прикладное решение.</text:p>
      <text:p text:style-name="Text_20_body">N=&lt;имя&gt;</text:p>
      <text:p text:style-name="Text_20_body">Имя пользователя. Должно быть указано так же, как в списке пользователей, создаваемом в Конфигураторе.</text:p>
      <text:p text:style-name="Text_20_body">P=&lt;пароль&gt;</text:p>
      <text:p text:style-name="Text_20_body">Пароль пользователя, имя которого указано в параметре N. Если у пользователя нет пароля, этот параметр можно опустить.</text:p>
      <text:p text:style-name="Text_20_body">WA&lt;режим&gt;</text:p>
      <text:p text:style-name="Text_20_body">Определяет режим использования аутентификации операционной системы при запуске «1С:Предприятие». Если параметр /WA не указывается, то подразумевается, что используется параметр командной строки /WA+.</text:p>
      <text:p text:style-name="Text_20_body">&lt;режим&gt; может принимать следующие значения:</text:p>
      <text:p text:style-name="Text_20_body">● – ‑ запрет применения аутентификации операционной системы при старте «1С:Предприятия».</text:p>
      <text:p text:style-name="Text_20_body">● + ‑ установка обязательного применения аутентификации операционной системы при старте «1С:Предприятие».</text:p>
      <text:p text:style-name="Text_20_body">OIDA&lt;режим&gt;</text:p>
      <text:p text:style-name="Text_20_body">Применение сквозной аутентификации пользователя между разными информационными базами и/или внешними ресурсами для тонкого и веб-клиентов. Если при запуске клиента параметр /OIDA не задан, или задан параметр /OIDA+, то производится попытка аутентификации через OpenID-провайдера, адрес которого задан в файле deafault.vrd публикации этой информационной базы.</text:p>
      <text:p text:style-name="Text_20_body">Если OpenID-провайдер требует интерактивной аутентификации (происходит первое обращение или истекло время жизни аутентификационных данных), клиент отображает диалог для ввода имени и пароля пользователя.</text:p>
      <text:p text:style-name="Text_20_body">Аутентификация происходит по списку пользователей информационной базы OpenID-провайдера.</text:p>
      <text:p text:style-name="Text_20_body">Аутентифицируемый пользователь информационной базы, использующих OpenID-аутентификацию, должен соответствовать по имени пользователю информационной базы OpenID-провайдера.</text:p>
      <text:p text:style-name="Text_20_body">&lt;режим&gt; может принимать следующие значения:</text:p>
      <text:p text:style-name="Text_20_body">● + ‑ использовать OpenID-аутентификацию (по умолчанию).</text:p>
      <text:p text:style-name="Text_20_body">● – ‑ не использовать OpenID-аутентификацию.</text:p>
      <text:p text:style-name="Text_20_body">Authoff</text:p>
      <text:p text:style-name="Text_20_body">Выполняет операцию OpenID logout (завершение сеанса работы пользователя). Завершение сеанса работы выполняется вне зависимости от используемого в дальнейшем метода аутентификации.</text:p>
      <text:p text:style-name="Text_20_body">L=&lt;код языка&gt;</text:p>
      <text:p text:style-name="Text_20_body"><text:soft-page-break/>Указывается код языка интерфейса платформы. Поддерживаемые языки интерфейса (&lt;код языка&gt;) см. <text:a xlink:type="simple" xlink:href="https://its.1c.ru/db/content/v8313doc/src/руководство%20администратора/глава%202.%20установка%20системы%20_1с_предприятие_.htm?_=1542379434#_ref383169942" text:style-name="Internet_20_link" text:visited-style-name="Visited_20_Internet_20_Link">здесь</text:a>.</text:p>
      <text:p text:style-name="Text_20_body">VL=&lt;код локализации сеанса&gt;</text:p>
      <text:p text:style-name="Text_20_body">Указывается код локализации сеанса, используемый при форматировании данных типа Число и Дата, а также в методах ЧислоПрописью() и ПредставлениеПериода().</text:p>
      <text:p text:style-name="Text_20_body">DisableStartupMessages</text:p>
      <text:p text:style-name="Text_20_body">Подавляет стартовое сообщение Конфигурация базы данных не соответствует сохраненной конфигурации. Продолжить?.</text:p>
      <text:p text:style-name="Text_20_body">DisplayAllFunctions</text:p>
      <text:p text:style-name="Text_20_body">Включает команду главного меню Все функции</text:p>
      <text:p text:style-name="Text_20_body">DisplayPerformance</text:p>
      <text:p text:style-name="Text_20_body">Включает отображение количества вызовов сервера и объем данных, отправляемых на сервер и принимаемых с сервера.</text:p>
      <text:p text:style-name="Text_20_body">Debug=[&lt;mode&gt;[,attach]]</text:p>
      <text:p text:style-name="Text_20_body">Указывает протокол отладки (tcp или http) и признак того (attach), что отладчик будет автоматически подключать предметы отладки (клиентский и серверный) запускаемого приложения, которые будут зарегистрированы на сервере отладки. Параметр attach используется только для отладки по протоколу HTTP.</text:p>
      <text:p text:style-name="Text_20_body">Если команда debug указана без параметра ‑ используется протокол отладки TCP/IP.</text:p>
      <text:p text:style-name="Text_20_body">DebuggerURL=&lt;URL отладчика&gt;</text:p>
      <text:p text:style-name="Text_20_body">Указание отладчика, к которому приложение сразу после запуска должно подключиться. При отладке по протоколу TCP/IP указывается URL отладчика (протокол, компьютер и номер порта). При отладке по протоколу HTTP указывается URL используемого сервера отладки.</text:p>
      <text:p text:style-name="Text_20_body">TestClient</text:p>
      <text:p text:style-name="Text_20_body">Запуск веб-клиента в режиме клиента тестирования. Для идентификации конкретного экземпляра веб-клиента, следует использовать параметр TestClientID.</text:p>
      <text:p text:style-name="Text_20_body">TestClientID&lt;Идентификатор&gt;</text:p>
      <text:p text:style-name="Text_20_body">При запуске веб-клиента в режиме клиента тестирования, позволяет менеджеру тестирования различать несколько веб-клиентов по указанному идентификатору. Если значение идентификатора не указано или запущено несколько клиентов с одним и тем же значением, то выбирается произвольный.</text:p>
      <text:p text:style-name="Text_20_body">UsePrivilegedMode</text:p>
      <text:p text:style-name="Text_20_body">Запуск веб-клиента в привилегированном режиме. Разрешен аутентифицированному пользователю, имеющему административные права. Журнал регистрации фиксирует установку или отказ в возможности установки режима привилегированного сеанса.</text:p>
      <text:p text:style-name="Text_20_body">Z=&lt;Общий реквизит 1&gt;,&lt;Общий реквизит 2&gt;,...,&lt;Общий реквизит N&gt;</text:p>
      <text:p text:style-name="Text_20_body">Установка разделителей при запуске клиентского приложения.</text:p>
      <text:p text:style-name="Text_20_body">Подробное описание см. <text:a xlink:type="simple" xlink:href="https://its.1c.ru/db/v8313doc/bookmark/dev/TI000000893" office:target-frame-name="_top" xlink:show="replace" text:style-name="Internet_20_link" text:visited-style-name="Visited_20_Internet_20_Link">здесь</text:a>.</text:p>
      <text:p text:style-name="Text_20_body">itdi</text:p>
      <text:p text:style-name="Text_20_body">Запуск в режиме интерфейса с использованием закладок.</text:p>
      <text:p text:style-name="Text_20_body">isdi</text:p>
      <text:p text:style-name="Text_20_body"><text:soft-page-break/>Указание данного параметра командной строки эквивалентно указанию параметра itdi. Работа веб-клиента в режиме интерфейса пользователя В отдельных окнах не поддерживается.</text:p>
      <text:p text:style-name="Text_20_body">iTaxi</text:p>
      <text:p text:style-name="Text_20_body">Запуск в режиме интерфейса Такси.</text:p>
      <text:p text:style-name="Text_20_body">SYSTEMWEBCLIENTSTAT</text:p>
      <text:p text:style-name="Text_20_body">Включение механизма, позволяющего накапливать статистику использования веб-клиента. Механизм предназначен для использования специалистами фирмы «1С».</text:p>
      <text:p text:style-name="Text_20_body">OidcSelectedProvider</text:p>
      <text:p text:style-name="Text_20_body">При запуске веб-клиента позволяет указать имя настроенного провайдера OpenID Connect, который будет использован для выполнения аутентификации пользователя.</text:p>
      <text:p text:style-name="Text_20_body">Описание настройки провайдеров OpenID Connect см. <text:a xlink:type="simple" xlink:href="https://its.1c.ru/db/content/v8313doc/src/руководство%20администратора/приложение%203.%20описание%20и%20расположение%20служебных%20файлов.htm?_=1542379434#_ref512524144" text:style-name="Internet_20_link" text:visited-style-name="Visited_20_Internet_20_Link">здесь</text:a>.</text:p>
      <text:h text:style-name="Heading_20_2" text:outline-level="2"><text:bookmark text:name="_ref504738438"/><text:bookmark text:name="TI000000838"/><text:bookmark text:name="IssOgl1_7.8_Командная_строка_мобильной_версии"/>7.8. Командная строка мобильной версии</text:h>
      <text:p text:style-name="Text_20_body">Мобильная версия «1С:Предприятие» поддерживает указание некоторых команд и параметров, которые можно указать в командной строке запуска клиентских приложений для персонального компьютера.</text:p>
      <text:p text:style-name="Text_20_body">Далее приведены поддерживаемые команды (список) с указанием того, в каких разделах описываются соответствующие параметры командной строки клиентских приложений для персонального компьютера.</text:p>
      <text:p text:style-name="Text_20_body">● /N, /P, /WSN, /WSP, /WSA, /OIDA, /Authoff, /UsePrivilegedMode, /Z, /O: подробно описание см. <text:a xlink:type="simple" xlink:href="https://its.1c.ru/db/content/v8313doc/src/руководство%20администратора/приложение%207.%20параметры%20командной%20строки%20запуска%20_1с_предприятия_.htm?_=1542379434#_ref504738184" text:style-name="Internet_20_link" text:visited-style-name="Visited_20_Internet_20_Link">здесь</text:a>.</text:p>
      <text:p text:style-name="Text_20_body">● /HttpsForceSSLv3, /HttpsForceTLS1_0: подробное описание см. <text:a xlink:type="simple" xlink:href="https://its.1c.ru/db/content/v8313doc/src/руководство%20администратора/приложение%207.%20параметры%20командной%20строки%20запуска%20_1с_предприятия_.htm?_=1542379434#_ref504738248" text:style-name="Internet_20_link" text:visited-style-name="Visited_20_Internet_20_Link">здесь</text:a>.</text:p>
      <text:p text:style-name="Text_20_body">● /L, /VL: подробное описание см. <text:a xlink:type="simple" xlink:href="https://its.1c.ru/db/content/v8313doc/src/руководство%20администратора/приложение%207.%20параметры%20командной%20строки%20запуска%20_1с_предприятия_.htm?_=1542379434#_ref504738271" text:style-name="Internet_20_link" text:visited-style-name="Visited_20_Internet_20_Link">здесь</text:a>.</text:p>
      <text:p text:style-name="Text_20_body">● /ClearCache, /C, /URL: подробное описание см. <text:a xlink:type="simple" xlink:href="https://its.1c.ru/db/content/v8313doc/src/руководство%20администратора/приложение%207.%20параметры%20командной%20строки%20запуска%20_1с_предприятия_.htm?_=1542379434#_ref504738292" text:style-name="Internet_20_link" text:visited-style-name="Visited_20_Internet_20_Link">здесь</text:a>.</text:p>
      <text:p text:style-name="Text_20_body">● /DisableStartupMessages: подробное описание см. <text:a xlink:type="simple" xlink:href="https://its.1c.ru/db/content/v8313doc/src/руководство%20администратора/приложение%207.%20параметры%20командной%20строки%20запуска%20_1с_предприятия_.htm?_=1542379434#_ref504738306" text:style-name="Internet_20_link" text:visited-style-name="Visited_20_Internet_20_Link">здесь</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40:09.315450294</dc:date>
    <meta:editing-duration>PT1H21M55S</meta:editing-duration>
    <meta:editing-cycles>78</meta:editing-cycles>
    <meta:generator>LibreOffice/5.1.6.2$Linux_X86_64 LibreOffice_project/10m0$Build-2</meta:generator>
    <meta:document-statistic meta:table-count="0" meta:image-count="0" meta:object-count="0" meta:page-count="43" meta:paragraph-count="1005" meta:word-count="13579" meta:character-count="109299" meta:non-whitespace-character-count="96725"/>
  </office:meta>
</office:document-meta>
</file>